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2.5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42.97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5.52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2.89mm" fo:break-before="auto" style:use-optimal-row-height="true"/>
    </style:style>
    <style:style style:name="ro6" style:family="table-row">
      <style:table-row-properties style:row-height="21.84mm" fo:break-before="auto" style:use-optimal-row-height="true"/>
    </style:style>
    <style:style style:name="ro7" style:family="table-row">
      <style:table-row-properties style:row-height="26.32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5.55mm" fo:break-before="auto" style:use-optimal-row-height="true"/>
    </style:style>
    <style:style style:name="ro13" style:family="table-row">
      <style:table-row-properties style:row-height="89.5mm" fo:break-before="auto" style:use-optimal-row-height="true"/>
    </style:style>
    <style:style style:name="ro14" style:family="table-row">
      <style:table-row-properties style:row-height="145.84mm" fo:break-before="auto" style:use-optimal-row-height="true"/>
    </style:style>
    <style:style style:name="ro15" style:family="table-row">
      <style:table-row-properties style:row-height="22.9mm" fo:break-before="auto" style:use-optimal-row-height="true"/>
    </style:style>
    <style:style style:name="ro16" style:family="table-row">
      <style:table-row-properties style:row-height="99.5mm" fo:break-before="auto" style:use-optimal-row-height="true"/>
    </style:style>
    <style:style style:name="ro17" style:family="table-row">
      <style:table-row-properties style:row-height="14.46mm" fo:break-before="auto" style:use-optimal-row-height="true"/>
    </style:style>
    <style:style style:name="ro18" style:family="table-row">
      <style:table-row-properties style:row-height="18.94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6.85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6.13mm" fo:break-before="auto" style:use-optimal-row-height="true"/>
    </style:style>
    <style:style style:name="ro25" style:family="table-row">
      <style:table-row-properties style:row-height="35.26mm" fo:break-before="auto" style:use-optimal-row-height="true"/>
    </style:style>
    <style:style style:name="ro26" style:family="table-row">
      <style:table-row-properties style:row-height="53.43mm" fo:break-before="auto" style:use-optimal-row-height="true"/>
    </style:style>
    <style:style style:name="ro27" style:family="table-row">
      <style:table-row-properties style:row-height="53.2mm" fo:break-before="auto" style:use-optimal-row-height="false"/>
    </style:style>
    <style:style style:name="ro28" style:family="table-row">
      <style:table-row-properties style:row-height="60.8mm" fo:break-before="auto" style:use-optimal-row-height="true"/>
    </style:style>
    <style:style style:name="ro29" style:family="table-row">
      <style:table-row-properties style:row-height="26.85mm" fo:break-before="auto" style:use-optimal-row-height="true"/>
    </style:style>
    <style:style style:name="ro30" style:family="table-row">
      <style:table-row-properties style:row-height="66.34mm" fo:break-before="auto" style:use-optimal-row-height="true"/>
    </style:style>
    <style:style style:name="ro31" style:family="table-row">
      <style:table-row-properties style:row-height="210.87mm" fo:break-before="auto" style:use-optimal-row-height="true"/>
    </style:style>
    <style:style style:name="ro32" style:family="table-row">
      <style:table-row-properties style:row-height="18.42mm" fo:break-before="auto" style:use-optimal-row-height="true"/>
    </style:style>
    <style:style style:name="ro33" style:family="table-row">
      <style:table-row-properties style:row-height="59.09mm" fo:break-before="auto" style:use-optimal-row-height="false"/>
    </style:style>
    <style:style style:name="ro34" style:family="table-row">
      <style:table-row-properties style:row-height="90.56mm" fo:break-before="auto" style:use-optimal-row-height="true"/>
    </style:style>
    <style:style style:name="ro35" style:family="table-row">
      <style:table-row-properties style:row-height="29.74mm" fo:break-before="auto" style:use-optimal-row-height="true"/>
    </style:style>
    <style:style style:name="ro36" style:family="table-row">
      <style:table-row-properties style:row-height="100.29mm" fo:break-before="auto" style:use-optimal-row-height="true"/>
    </style:style>
    <style:style style:name="ro37" style:family="table-row">
      <style:table-row-properties style:row-height="52.92mm" fo:break-before="auto" style:use-optimal-row-height="true"/>
    </style:style>
    <style:style style:name="ro38" style:family="table-row">
      <style:table-row-properties style:row-height="41.24mm" fo:break-before="auto" style:use-optimal-row-height="true"/>
    </style:style>
    <style:style style:name="ro39" style:family="table-row">
      <style:table-row-properties style:row-height="83.98mm" fo:break-before="auto" style:use-optimal-row-height="true"/>
    </style:style>
    <style:style style:name="ro40" style:family="table-row">
      <style:table-row-properties style:row-height="37.02mm" fo:break-before="auto" style:use-optimal-row-height="false"/>
    </style:style>
    <style:style style:name="ro41" style:family="table-row">
      <style:table-row-properties style:row-height="40.27mm" fo:break-before="auto" style:use-optimal-row-height="true"/>
    </style:style>
    <style:style style:name="ro42" style:family="table-row">
      <style:table-row-properties style:row-height="31.84mm" fo:break-before="auto" style:use-optimal-row-height="true"/>
    </style:style>
    <style:style style:name="ro43" style:family="table-row">
      <style:table-row-properties style:row-height="245.36mm" fo:break-before="auto" style:use-optimal-row-height="true"/>
    </style:style>
    <style:style style:name="ro44" style:family="table-row">
      <style:table-row-properties style:row-height="70.29mm" fo:break-before="auto" style:use-optimal-row-height="true"/>
    </style:style>
    <style:style style:name="ro45" style:family="table-row">
      <style:table-row-properties style:row-height="101.62mm" fo:break-before="auto" style:use-optimal-row-height="true"/>
    </style:style>
    <style:style style:name="ro46" style:family="table-row">
      <style:table-row-properties style:row-height="78.18mm" fo:break-before="auto" style:use-optimal-row-height="true"/>
    </style:style>
    <style:style style:name="ro47" style:family="table-row">
      <style:table-row-properties style:row-height="131.89mm" fo:break-before="auto" style:use-optimal-row-height="true"/>
    </style:style>
    <style:style style:name="ro48" style:family="table-row">
      <style:table-row-properties style:row-height="49.74mm" fo:break-before="auto" style:use-optimal-row-height="true"/>
    </style:style>
    <style:style style:name="ro49" style:family="table-row">
      <style:table-row-properties style:row-height="18.96mm" fo:break-before="auto" style:use-optimal-row-height="false"/>
    </style:style>
    <style:style style:name="ro50" style:family="table-row">
      <style:table-row-properties style:row-height="74.75mm" fo:break-before="auto" style:use-optimal-row-height="true"/>
    </style:style>
    <style:style style:name="ro51" style:family="table-row">
      <style:table-row-properties style:row-height="83.71mm" fo:break-before="auto" style:use-optimal-row-height="true"/>
    </style:style>
    <style:style style:name="ro52" style:family="table-row">
      <style:table-row-properties style:row-height="78.7mm" fo:break-before="auto" style:use-optimal-row-height="true"/>
    </style:style>
    <style:style style:name="ro53" style:family="table-row">
      <style:table-row-properties style:row-height="58.65mm" fo:break-before="auto" style:use-optimal-row-height="false"/>
    </style:style>
    <style:style style:name="ro54" style:family="table-row">
      <style:table-row-properties style:row-height="64.22mm" fo:break-before="auto" style:use-optimal-row-height="true"/>
    </style:style>
    <style:style style:name="ro55" style:family="table-row">
      <style:table-row-properties style:row-height="73.01mm" fo:break-before="auto" style:use-optimal-row-height="false"/>
    </style:style>
    <style:style style:name="ro56" style:family="table-row">
      <style:table-row-properties style:row-height="30.8mm" fo:break-before="auto" style:use-optimal-row-height="true"/>
    </style:style>
    <style:style style:name="ro57" style:family="table-row">
      <style:table-row-properties style:row-height="32.19mm" fo:break-before="auto" style:use-optimal-row-height="false"/>
    </style:style>
    <style:style style:name="ro58" style:family="table-row">
      <style:table-row-properties style:row-height="88.53mm" fo:break-before="auto" style:use-optimal-row-height="false"/>
    </style:style>
    <style:style style:name="ro59" style:family="table-row">
      <style:table-row-properties style:row-height="308.8mm" fo:break-before="auto" style:use-optimal-row-height="true"/>
    </style:style>
    <style:style style:name="ro60" style:family="table-row">
      <style:table-row-properties style:row-height="71.44mm" fo:break-before="auto" style:use-optimal-row-height="false"/>
    </style:style>
    <style:style style:name="ro61" style:family="table-row">
      <style:table-row-properties style:row-height="17.89mm" fo:break-before="auto" style:use-optimal-row-height="true"/>
    </style:style>
    <style:style style:name="ro62" style:family="table-row">
      <style:table-row-properties style:row-height="34.22mm" fo:break-before="auto" style:use-optimal-row-height="true"/>
    </style:style>
    <style:style style:name="ro63" style:family="table-row">
      <style:table-row-properties style:row-height="163.6mm" fo:break-before="auto" style:use-optimal-row-height="false"/>
    </style:style>
    <style:style style:name="ro64" style:family="table-row">
      <style:table-row-properties style:row-height="49.48mm" fo:break-before="auto" style:use-optimal-row-height="true"/>
    </style:style>
    <style:style style:name="ro65" style:family="table-row">
      <style:table-row-properties style:row-height="78.62mm" fo:break-before="auto" style:use-optimal-row-height="false"/>
    </style:style>
    <style:style style:name="ro66" style:family="table-row">
      <style:table-row-properties style:row-height="86.87mm" fo:break-before="auto" style:use-optimal-row-height="false"/>
    </style:style>
    <style:style style:name="ro67" style:family="table-row">
      <style:table-row-properties style:row-height="32.63mm" fo:break-before="auto" style:use-optimal-row-height="true"/>
    </style:style>
    <style:style style:name="ro68" style:family="table-row">
      <style:table-row-properties style:row-height="56mm" fo:break-before="auto" style:use-optimal-row-height="false"/>
    </style:style>
    <style:style style:name="ro69" style:family="table-row">
      <style:table-row-properties style:row-height="82.13mm" fo:break-before="auto" style:use-optimal-row-height="true"/>
    </style:style>
    <style:style style:name="ro70" style:family="table-row">
      <style:table-row-properties style:row-height="360.4mm" fo:break-before="auto" style:use-optimal-row-height="true"/>
    </style:style>
    <style:style style:name="ro71" style:family="table-row">
      <style:table-row-properties style:row-height="61.33mm" fo:break-before="auto" style:use-optimal-row-height="true"/>
    </style:style>
    <style:style style:name="ro72" style:family="table-row">
      <style:table-row-properties style:row-height="108.2mm" fo:break-before="auto" style:use-optimal-row-height="true"/>
    </style:style>
    <style:style style:name="ro73" style:family="table-row">
      <style:table-row-properties style:row-height="34.15mm" fo:break-before="auto" style:use-optimal-row-height="false"/>
    </style:style>
    <style:style style:name="ro74" style:family="table-row">
      <style:table-row-properties style:row-height="16.77mm" fo:break-before="auto" style:use-optimal-row-height="false"/>
    </style:style>
    <style:style style:name="ro75" style:family="table-row">
      <style:table-row-properties style:row-height="50.54mm" fo:break-before="auto" style:use-optimal-row-height="true"/>
    </style:style>
    <style:style style:name="ro76" style:family="table-row">
      <style:table-row-properties style:row-height="135.84mm" fo:break-before="auto" style:use-optimal-row-height="true"/>
    </style:style>
    <style:style style:name="ro77" style:family="table-row">
      <style:table-row-properties style:row-height="133mm" fo:break-before="auto" style:use-optimal-row-height="false"/>
    </style:style>
    <style:style style:name="ro78" style:family="table-row">
      <style:table-row-properties style:row-height="25.26mm" fo:break-before="auto" style:use-optimal-row-height="true"/>
    </style:style>
    <style:style style:name="ro79" style:family="table-row">
      <style:table-row-properties style:row-height="23.42mm" fo:break-before="auto" style:use-optimal-row-height="true"/>
    </style:style>
    <style:style style:name="ro80" style:family="table-row">
      <style:table-row-properties style:row-height="187.17mm" fo:break-before="auto" style:use-optimal-row-height="true"/>
    </style:style>
    <style:style style:name="ro81" style:family="table-row">
      <style:table-row-properties style:row-height="12.93mm" fo:break-before="auto" style:use-optimal-row-height="false"/>
    </style:style>
    <style:style style:name="ro82" style:family="table-row">
      <style:table-row-properties style:row-height="19.21mm" fo:break-before="auto" style:use-optimal-row-height="true"/>
    </style:style>
    <style:style style:name="ro83" style:family="table-row">
      <style:table-row-properties style:row-height="10mm" fo:break-before="auto" style:use-optimal-row-height="false"/>
    </style:style>
    <style:style style:name="ro84" style:family="table-row">
      <style:table-row-properties style:row-height="36.16mm" fo:break-before="auto" style:use-optimal-row-height="false"/>
    </style:style>
    <style:style style:name="ro85" style:family="table-row">
      <style:table-row-properties style:row-height="128.99mm" fo:break-before="auto" style:use-optimal-row-height="true"/>
    </style:style>
    <style:style style:name="ro86" style:family="table-row">
      <style:table-row-properties style:row-height="60.27mm" fo:break-before="auto" style:use-optimal-row-height="true"/>
    </style:style>
    <style:style style:name="ro87" style:family="table-row">
      <style:table-row-properties style:row-height="36.58mm" fo:break-before="auto" style:use-optimal-row-height="true"/>
    </style:style>
    <style:style style:name="ro88" style:family="table-row">
      <style:table-row-properties style:row-height="29.44mm" fo:break-before="auto" style:use-optimal-row-height="false"/>
    </style:style>
    <style:style style:name="ro89" style:family="table-row">
      <style:table-row-properties style:row-height="188.03mm" fo:break-before="auto" style:use-optimal-row-height="true"/>
    </style:style>
    <style:style style:name="ro90" style:family="table-row">
      <style:table-row-properties style:row-height="7.5mm" fo:break-before="auto" style:use-optimal-row-height="false"/>
    </style:style>
    <style:style style:name="ro91" style:family="table-row">
      <style:table-row-properties style:row-height="109.8mm" fo:break-before="auto" style:use-optimal-row-height="false"/>
    </style:style>
    <style:style style:name="ro92" style:family="table-row">
      <style:table-row-properties style:row-height="13.23mm" fo:break-before="auto" style:use-optimal-row-height="false"/>
    </style:style>
    <style:style style:name="ro93" style:family="table-row">
      <style:table-row-properties style:row-height="24.73mm" fo:break-before="auto" style:use-optimal-row-height="true"/>
    </style:style>
    <style:style style:name="ro94" style:family="table-row">
      <style:table-row-properties style:row-height="7.18mm" fo:break-before="auto" style:use-optimal-row-height="false"/>
    </style:style>
    <style:style style:name="ro95" style:family="table-row">
      <style:table-row-properties style:row-height="6.95mm" fo:break-before="auto" style:use-optimal-row-height="false"/>
    </style:style>
    <style:style style:name="ro96" style:family="table-row">
      <style:table-row-properties style:row-height="6.03mm" fo:break-before="auto" style:use-optimal-row-height="false"/>
    </style:style>
    <style:style style:name="ro97" style:family="table-row">
      <style:table-row-properties style:row-height="40.53mm" fo:break-before="auto" style:use-optimal-row-height="true"/>
    </style:style>
    <style:style style:name="ro98" style:family="table-row">
      <style:table-row-properties style:row-height="6.72mm" fo:break-before="auto" style:use-optimal-row-height="false"/>
    </style:style>
    <style:style style:name="ro99" style:family="table-row">
      <style:table-row-properties style:row-height="55.02mm" fo:break-before="auto" style:use-optimal-row-height="true"/>
    </style:style>
    <style:style style:name="ro100" style:family="table-row">
      <style:table-row-properties style:row-height="118.53mm" fo:break-before="auto" style:use-optimal-row-height="true"/>
    </style:style>
    <style:style style:name="ro101" style:family="table-row">
      <style:table-row-properties style:row-height="116.1mm" fo:break-before="auto" style:use-optimal-row-height="true"/>
    </style:style>
    <style:style style:name="ro102" style:family="table-row">
      <style:table-row-properties style:row-height="92.39mm" fo:break-before="auto" style:use-optimal-row-height="true"/>
    </style:style>
    <style:style style:name="ro103" style:family="table-row">
      <style:table-row-properties style:row-height="131.41mm" fo:break-before="auto" style:use-optimal-row-height="false"/>
    </style:style>
    <style:style style:name="ro104" style:family="table-row">
      <style:table-row-properties style:row-height="39.74mm" fo:break-before="auto" style:use-optimal-row-height="true"/>
    </style:style>
    <style:style style:name="ro105" style:family="table-row">
      <style:table-row-properties style:row-height="58.44mm" fo:break-before="auto" style:use-optimal-row-height="true"/>
    </style:style>
    <style:style style:name="ro106" style:family="table-row">
      <style:table-row-properties style:row-height="14.55mm" fo:break-before="auto" style:use-optimal-row-height="false"/>
    </style:style>
    <style:style style:name="ro107" style:family="table-row">
      <style:table-row-properties style:row-height="9.61mm" fo:break-before="auto" style:use-optimal-row-height="false"/>
    </style:style>
    <style:style style:name="ro108" style:family="table-row">
      <style:table-row-properties style:row-height="16.32mm" fo:break-before="auto" style:use-optimal-row-height="false"/>
    </style:style>
    <style:style style:name="ro109" style:family="table-row">
      <style:table-row-properties style:row-height="238.13mm" fo:break-before="auto" style:use-optimal-row-height="true"/>
    </style:style>
    <style:style style:name="ro110" style:family="table-row">
      <style:table-row-properties style:row-height="25.4mm" fo:break-before="auto" style:use-optimal-row-height="true"/>
    </style:style>
    <style:style style:name="ro111" style:family="table-row">
      <style:table-row-properties style:row-height="46.57mm" fo:break-before="auto" style:use-optimal-row-height="true"/>
    </style:style>
    <style:style style:name="ro112" style:family="table-row">
      <style:table-row-properties style:row-height="48.44mm" fo:break-before="auto" style:use-optimal-row-height="true"/>
    </style:style>
    <style:style style:name="ro113" style:family="table-row">
      <style:table-row-properties style:row-height="14.46mm" fo:break-before="auto" style:use-optimal-row-height="false"/>
    </style:style>
    <style:style style:name="ro114" style:family="table-row">
      <style:table-row-properties style:row-height="74.44mm" fo:break-before="auto" style:use-optimal-row-height="true"/>
    </style:style>
    <style:style style:name="ro115" style:family="table-row">
      <style:table-row-properties style:row-height="48.84mm" fo:break-before="auto" style:use-optimal-row-height="false"/>
    </style:style>
    <style:style style:name="ro116" style:family="table-row">
      <style:table-row-properties style:row-height="109.01mm" fo:break-before="auto" style:use-optimal-row-height="true"/>
    </style:style>
    <style:style style:name="ro117" style:family="table-row">
      <style:table-row-properties style:row-height="99.84mm" fo:break-before="auto" style:use-optimal-row-height="true"/>
    </style:style>
    <style:style style:name="ro118" style:family="table-row">
      <style:table-row-properties style:row-height="44.49mm" fo:break-before="auto" style:use-optimal-row-height="true"/>
    </style:style>
    <style:style style:name="ro119" style:family="table-row">
      <style:table-row-properties style:row-height="45.21mm" fo:break-before="auto" style:use-optimal-row-height="false"/>
    </style:style>
    <style:style style:name="ro120" style:family="table-row">
      <style:table-row-properties style:row-height="38.17mm" fo:break-before="auto" style:use-optimal-row-height="true"/>
    </style:style>
    <style:style style:name="ro121" style:family="table-row">
      <style:table-row-properties style:row-height="27.38mm" fo:break-before="auto" style:use-optimal-row-height="true"/>
    </style:style>
    <style:style style:name="ro122" style:family="table-row">
      <style:table-row-properties style:row-height="137.94mm" fo:break-before="auto" style:use-optimal-row-height="true"/>
    </style:style>
    <style:style style:name="ro123" style:family="table-row">
      <style:table-row-properties style:row-height="21.31mm" fo:break-before="auto" style:use-optimal-row-height="true"/>
    </style:style>
    <style:style style:name="ro124" style:family="table-row">
      <style:table-row-properties style:row-height="5.17mm" fo:break-before="auto" style:use-optimal-row-height="true"/>
    </style:style>
    <style:style style:name="ro125" style:family="table-row">
      <style:table-row-properties style:row-height="133.09mm" fo:break-before="auto" style:use-optimal-row-height="true"/>
    </style:style>
    <style:style style:name="ro126" style:family="table-row">
      <style:table-row-properties style:row-height="32.37mm" fo:break-before="auto" style:use-optimal-row-height="true"/>
    </style:style>
    <style:style style:name="ro127" style:family="table-row">
      <style:table-row-properties style:row-height="48.68mm" fo:break-before="auto" style:use-optimal-row-height="true"/>
    </style:style>
    <style:style style:name="ro128" style:family="table-row">
      <style:table-row-properties style:row-height="24.87mm" fo:break-before="auto" style:use-optimal-row-height="true"/>
    </style:style>
    <style:style style:name="ro129" style:family="table-row">
      <style:table-row-properties style:row-height="53.96mm" fo:break-before="auto" style:use-optimal-row-height="true"/>
    </style:style>
    <style:style style:name="ro130" style:family="table-row">
      <style:table-row-properties style:row-height="33.69mm" fo:break-before="auto" style:use-optimal-row-height="true"/>
    </style:style>
    <style:style style:name="ro131" style:family="table-row">
      <style:table-row-properties style:row-height="49.04mm" fo:break-before="auto" style:use-optimal-row-height="true"/>
    </style:style>
    <style:style style:name="ro132" style:family="table-row">
      <style:table-row-properties style:row-height="33.16mm" fo:break-before="auto" style:use-optimal-row-height="true"/>
    </style:style>
    <style:style style:name="ro133" style:family="table-row">
      <style:table-row-properties style:row-height="13.42mm" fo:break-before="auto" style:use-optimal-row-height="true"/>
    </style:style>
    <style:style style:name="ro134" style:family="table-row">
      <style:table-row-properties style:row-height="20.8mm" fo:break-before="auto" style:use-optimal-row-height="true"/>
    </style:style>
    <style:style style:name="ro135" style:family="table-row">
      <style:table-row-properties style:row-height="15.54mm" fo:break-before="auto" style:use-optimal-row-height="false"/>
    </style:style>
    <style:style style:name="ro136" style:family="table-row">
      <style:table-row-properties style:row-height="13.41mm" fo:break-before="auto" style:use-optimal-row-height="true"/>
    </style:style>
    <style:style style:name="ro137" style:family="table-row">
      <style:table-row-properties style:row-height="16.07mm" fo:break-before="auto" style:use-optimal-row-height="false"/>
    </style:style>
    <style:style style:name="ro138" style:family="table-row">
      <style:table-row-properties style:row-height="153.19mm" fo:break-before="auto" style:use-optimal-row-height="true"/>
    </style:style>
    <style:style style:name="ro139" style:family="table-row">
      <style:table-row-properties style:row-height="89.25mm" fo:break-before="auto" style:use-optimal-row-height="true"/>
    </style:style>
    <style:style style:name="ro140" style:family="table-row">
      <style:table-row-properties style:row-height="64.73mm" fo:break-before="auto" style:use-optimal-row-height="false"/>
    </style:style>
    <style:style style:name="ro141" style:family="table-row">
      <style:table-row-properties style:row-height="80.79mm" fo:break-before="auto" style:use-optimal-row-height="true"/>
    </style:style>
    <style:style style:name="ro142" style:family="table-row">
      <style:table-row-properties style:row-height="61.03mm" fo:break-before="auto" style:use-optimal-row-height="true"/>
    </style:style>
    <style:style style:name="ro143" style:family="table-row">
      <style:table-row-properties style:row-height="73.38mm" fo:break-before="auto" style:use-optimal-row-height="true"/>
    </style:style>
    <style:style style:name="ro144" style:family="table-row">
      <style:table-row-properties style:row-height="57.15mm" fo:break-before="auto" style:use-optimal-row-height="true"/>
    </style:style>
    <style:style style:name="ro145" style:family="table-row">
      <style:table-row-properties style:row-height="47.27mm" fo:break-before="auto" style:use-optimal-row-height="true"/>
    </style:style>
    <style:style style:name="ro146" style:family="table-row">
      <style:table-row-properties style:row-height="85.46mm" fo:break-before="auto" style:use-optimal-row-height="true"/>
    </style:style>
    <style:style style:name="ro147" style:family="table-row">
      <style:table-row-properties style:row-height="33.51mm" fo:break-before="auto" style:use-optimal-row-height="true"/>
    </style:style>
    <style:style style:name="ro148"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complex="FreeSans"/>
    </style:style>
    <style:style style:name="T24"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IPA Pゴシック" style:font-name-complex="FreeSans"/>
    </style:style>
    <style:style style:name="T2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5" table:default-cell-style-name="ce13"/>
        <table:table-column table:style-name="co8" table:default-cell-style-name="ce13"/>
        <table:table-column table:style-name="co9" table:default-cell-style-name="ce13"/>
        <table:table-column table:style-name="co10" table:default-cell-style-name="ce67"/>
        <table:table-column table:style-name="co11" table:default-cell-style-name="ce67"/>
        <table:table-column table:style-name="co12" table:default-cell-style-name="ce67"/>
        <table:table-column table:style-name="co10" table:default-cell-style-name="ce67"/>
        <table:table-column table:style-name="co12" table:visibility="collapse" table:default-cell-style-name="ce67"/>
        <table:table-column table:style-name="co13" table:visibility="collapse" table:default-cell-style-name="ce13"/>
        <table:table-column table:style-name="co14" table:visibility="collapse" table:default-cell-style-name="ce13"/>
        <table:table-column table:style-name="co15" table:visibility="collapse" table:default-cell-style-name="ce2"/>
        <table:table-column table:style-name="co16" table:visibility="collapse" table:default-cell-style-name="ce2"/>
        <table:table-column table:style-name="co17" table:visibility="collapse" table:default-cell-style-name="ce2"/>
        <table:table-column table:style-name="co11" table:number-columns-repeated="1004"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9"/>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8"/>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9"/>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9"/>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8">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3">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87" office:value-type="string" calcext:value-type="string">
            <text:p>enabledの期待される挙動を要確認</text:p>
          </table:table-cell>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8" office:value-type="string" calcext:value-type="string">
            <text:p>ESR60でabout:homeでのダウンロード項目は削除されたので非表示は不要になった</text:p>
          </table:table-cell>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188" office:value-type="string" calcext:value-type="string">
            <text:p>ESR60で指定に効果がない</text:p>
          </table:table-cell>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186" office:value-type="string" calcext:value-type="string">
            <text:p>about:newtabのカスタマイズ実施</text:p>
            <text:p/>
          </table:table-cell>
          <table:table-cell table:style-name="ce68" table:formula="of:=IF([.K275]=&quot;&quot;;&quot;?&quot;;IF([.N275]=&quot;&quot;;&quot;新規&quot;;IF([.K275]=[.N275];&quot;&quot;;&quot;変更あり&quot;)))" office:value-type="string" office:string-value="変更あり" calcext:value-type="string">
            <text:p>変更あり</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68"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05]&lt;&gt;&quot;&quot;;NOT(ISNUMBER(FIND(&quot;廃止&quot;;[.$D305])));NOT(ISNUMBER(FIND(&quot;廃止&quot;;[.$E305]))));MAX([.$B$1:.$B304])+1;&quot;&quot;)" office:value-type="float" office:value="274" calcext:value-type="float">
            <text:p>274</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able:table-cell>
          <table:table-cell table:style-name="ce49"/>
          <table:table-cell table:style-name="ce68" table:formula="of:=IF([.K305]=&quot;&quot;;&quot;?&quot;;IF([.N305]=&quot;&quot;;&quot;新規&quot;;IF([.K305]=[.N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6]&lt;&gt;&quot;&quot;;NOT(ISNUMBER(FIND(&quot;廃止&quot;;[.$D306])));NOT(ISNUMBER(FIND(&quot;廃止&quot;;[.$E306]))));MAX([.$B$1:.$B305])+1;&quot;&quot;)" office:value-type="float" office:value="275" calcext:value-type="float">
            <text:p>275</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6" calcext:value-type="float">
            <text:p>276</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7" calcext:value-type="float">
            <text:p>277</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8" calcext:value-type="float">
            <text:p>278</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9" calcext:value-type="float">
            <text:p>279</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80" calcext:value-type="float">
            <text:p>280</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81" calcext:value-type="float">
            <text:p>281</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2" calcext:value-type="float">
            <text:p>282</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3" calcext:value-type="float">
            <text:p>283</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4" calcext:value-type="float">
            <text:p>284</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5" calcext:value-type="float">
            <text:p>285</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6" calcext:value-type="float">
            <text:p>286</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7" calcext:value-type="float">
            <text:p>287</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8" calcext:value-type="float">
            <text:p>288</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0]&lt;&gt;&quot;&quot;;NOT(ISNUMBER(FIND(&quot;廃止&quot;;[.$D320])));NOT(ISNUMBER(FIND(&quot;廃止&quot;;[.$E320]))));MAX([.$B$1:.$B319])+1;&quot;&quot;)" office:value-type="float" office:value="289" calcext:value-type="float">
            <text:p>289</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49" office:value-type="string" calcext:value-type="string">
            <text:p>lockPref("security.pki.sha1_enforcement_level", 4);</text:p>
          </table:table-cell>
          <table:table-cell table:style-name="ce49"/>
          <table:table-cell table:style-name="ce68" table:formula="of:=IF([.K320]=&quot;&quot;;&quot;?&quot;;IF([.N320]=&quot;&quot;;&quot;新規&quot;;IF([.K320]=[.N320];&quot;&quot;;&quot;変更あり&quot;)))">
            <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1]&lt;&gt;&quot;&quot;;NOT(ISNUMBER(FIND(&quot;廃止&quot;;[.$D321])));NOT(ISNUMBER(FIND(&quot;廃止&quot;;[.$E321]))));MAX([.$B$1:.$B320])+1;&quot;&quot;)" office:value-type="float" office:value="290" calcext:value-type="float">
            <text:p>290</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able:table-cell>
          <table:table-cell table:style-name="ce59"/>
          <table:table-cell table:style-name="ce68" table:formula="of:=IF([.K321]=&quot;&quot;;&quot;?&quot;;IF([.N321]=&quot;&quot;;&quot;新規&quot;;IF([.K321]=[.N321];&quot;&quot;;&quot;変更あり&quot;)))">
            <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91" calcext:value-type="float">
            <text:p>291</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92" calcext:value-type="float">
            <text:p>292</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93" calcext:value-type="float">
            <text:p>293</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4" calcext:value-type="float">
            <text:p>294</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5" calcext:value-type="float">
            <text:p>295</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ext:p/>
          </table:table-cell>
          <table:table-cell table:style-name="ce48"/>
          <table:table-cell table:style-name="ce68"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6" calcext:value-type="float">
            <text:p>296</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7" calcext:value-type="float">
            <text:p>297</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8" calcext:value-type="float">
            <text:p>298</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9" calcext:value-type="float">
            <text:p>299</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300" calcext:value-type="float">
            <text:p>300</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301" calcext:value-type="float">
            <text:p>301</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302" calcext:value-type="float">
            <text:p>302</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188"/>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303" calcext:value-type="float">
            <text:p>303</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4" calcext:value-type="float">
            <text:p>304</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5" calcext:value-type="float">
            <text:p>305</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6" calcext:value-type="float">
            <text:p>306</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7" calcext:value-type="float">
            <text:p>307</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8" calcext:value-type="float">
            <text:p>308</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9" calcext:value-type="float">
            <text:p>309</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10" calcext:value-type="float">
            <text:p>310</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11" calcext:value-type="float">
            <text:p>311</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12" calcext:value-type="float">
            <text:p>312</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13" calcext:value-type="float">
            <text:p>313</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4" calcext:value-type="float">
            <text:p>314</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5" calcext:value-type="float">
            <text:p>315</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6" calcext:value-type="float">
            <text:p>316</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7" calcext:value-type="float">
            <text:p>317</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8" calcext:value-type="float">
            <text:p>318</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9" calcext:value-type="float">
            <text:p>319</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20" calcext:value-type="float">
            <text:p>320</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21" calcext:value-type="float">
            <text:p>321</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22" calcext:value-type="float">
            <text:p>322</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23" calcext:value-type="float">
            <text:p>323</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4" calcext:value-type="float">
            <text:p>324</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5" calcext:value-type="float">
            <text:p>325</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6" calcext:value-type="float">
            <text:p>326</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7" calcext:value-type="float">
            <text:p>327</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text:span text:style-name="T1">lockPref("plugin.load_flash_only", false);</text:span></text:p>
            <text:p><text:span text:style-name="T1">lockPref("plugin.state.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8" calcext:value-type="float">
            <text:p>328</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flash」に読み替える。</text:p>
          </table:table-cell>
          <table:table-cell table:style-name="ce50"/>
          <table:table-cell table:style-name="ce68" table:formula="of:=IF([.K362]=&quot;&quot;;&quot;?&quot;;IF([.N362]=&quot;&quot;;&quot;新規&quot;;IF([.K362]=[.N362];&quot;&quot;;&quot;変更あり&quot;)))">
            <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9" calcext:value-type="float">
            <text:p>329</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flash」に読み替える。</text:p>
          </table:table-cell>
          <table:table-cell table:style-name="ce50"/>
          <table:table-cell table:style-name="ce68" table:formula="of:=IF([.K363]=&quot;&quot;;&quot;?&quot;;IF([.N363]=&quot;&quot;;&quot;新規&quot;;IF([.K363]=[.N363];&quot;&quot;;&quot;変更あり&quot;)))">
            <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30" calcext:value-type="float">
            <text:p>330</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flash」に読み替える。</text:p>
          </table:table-cell>
          <table:table-cell table:style-name="ce50"/>
          <table:table-cell table:style-name="ce68" table:formula="of:=IF([.K364]=&quot;&quot;;&quot;?&quot;;IF([.N364]=&quot;&quot;;&quot;新規&quot;;IF([.K364]=[.N364];&quot;&quot;;&quot;変更あり&quot;)))">
            <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31" calcext:value-type="float">
            <text:p>331</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pdf」に読み替える。</text:p>
          </table:table-cell>
          <table:table-cell table:style-name="ce50"/>
          <table:table-cell table:style-name="ce68" table:formula="of:=IF([.K365]=&quot;&quot;;&quot;?&quot;;IF([.N365]=&quot;&quot;;&quot;新規&quot;;IF([.K365]=[.N365];&quot;&quot;;&quot;変更あり&quot;)))">
            <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32" calcext:value-type="float">
            <text:p>332</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pdf」に読み替える。</text:p>
          </table:table-cell>
          <table:table-cell table:style-name="ce50"/>
          <table:table-cell table:style-name="ce68" table:formula="of:=IF([.K366]=&quot;&quot;;&quot;?&quot;;IF([.N366]=&quot;&quot;;&quot;新規&quot;;IF([.K366]=[.N366];&quot;&quot;;&quot;変更あり&quot;)))">
            <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33" calcext:value-type="float">
            <text:p>333</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pdf」に読み替える。</text:p>
          </table:table-cell>
          <table:table-cell table:style-name="ce50"/>
          <table:table-cell table:style-name="ce68" table:formula="of:=IF([.K367]=&quot;&quot;;&quot;?&quot;;IF([.N367]=&quot;&quot;;&quot;新規&quot;;IF([.K367]=[.N367];&quot;&quot;;&quot;変更あり&quot;)))">
            <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4" calcext:value-type="float">
            <text:p>334</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32dsw」に読み替える。</text:p>
          </table:table-cell>
          <table:table-cell table:style-name="ce50"/>
          <table:table-cell table:style-name="ce68" table:formula="of:=IF([.K368]=&quot;&quot;;&quot;?&quot;;IF([.N368]=&quot;&quot;;&quot;新規&quot;;IF([.K368]=[.N368];&quot;&quot;;&quot;変更あり&quot;)))">
            <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5" calcext:value-type="float">
            <text:p>335</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32dsw」に読み替える。</text:p>
          </table:table-cell>
          <table:table-cell table:style-name="ce50"/>
          <table:table-cell table:style-name="ce68" table:formula="of:=IF([.K369]=&quot;&quot;;&quot;?&quot;;IF([.N369]=&quot;&quot;;&quot;新規&quot;;IF([.K369]=[.N369];&quot;&quot;;&quot;変更あり&quot;)))">
            <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6" calcext:value-type="float">
            <text:p>336</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32dsw」に読み替える。</text:p>
          </table:table-cell>
          <table:table-cell table:style-name="ce50"/>
          <table:table-cell table:style-name="ce68" table:formula="of:=IF([.K370]=&quot;&quot;;&quot;?&quot;;IF([.N370]=&quot;&quot;;&quot;新規&quot;;IF([.K370]=[.N370];&quot;&quot;;&quot;変更あり&quot;)))">
            <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7" calcext:value-type="float">
            <text:p>337</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ctrl」に読み替える。</text:p>
          </table:table-cell>
          <table:table-cell table:style-name="ce50"/>
          <table:table-cell table:style-name="ce68" table:formula="of:=IF([.K371]=&quot;&quot;;&quot;?&quot;;IF([.N371]=&quot;&quot;;&quot;新規&quot;;IF([.K371]=[.N371];&quot;&quot;;&quot;変更あり&quot;)))">
            <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8" calcext:value-type="float">
            <text:p>338</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ctrl」に読み替える。</text:p>
          </table:table-cell>
          <table:table-cell table:style-name="ce50"/>
          <table:table-cell table:style-name="ce68" table:formula="of:=IF([.K372]=&quot;&quot;;&quot;?&quot;;IF([.N372]=&quot;&quot;;&quot;新規&quot;;IF([.K372]=[.N372];&quot;&quot;;&quot;変更あり&quot;)))">
            <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9" calcext:value-type="float">
            <text:p>339</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ctrl」に読み替える。</text:p>
          </table:table-cell>
          <table:table-cell table:style-name="ce50"/>
          <table:table-cell table:style-name="ce68" table:formula="of:=IF([.K373]=&quot;&quot;;&quot;?&quot;;IF([.N373]=&quot;&quot;;&quot;新規&quot;;IF([.K373]=[.N373];&quot;&quot;;&quot;変更あり&quot;)))">
            <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40" calcext:value-type="float">
            <text:p>340</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mswmp」に読み替える。</text:p>
          </table:table-cell>
          <table:table-cell table:style-name="ce50"/>
          <table:table-cell table:style-name="ce68" table:formula="of:=IF([.K374]=&quot;&quot;;&quot;?&quot;;IF([.N374]=&quot;&quot;;&quot;新規&quot;;IF([.K374]=[.N374];&quot;&quot;;&quot;変更あり&quot;)))">
            <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41" calcext:value-type="float">
            <text:p>341</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5]=&quot;&quot;;&quot;?&quot;;IF([.N375]=&quot;&quot;;&quot;新規&quot;;IF([.K375]=[.N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42" calcext:value-type="float">
            <text:p>342</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50"/>
          <table:table-cell table:style-name="ce68" table:formula="of:=IF([.K376]=&quot;&quot;;&quot;?&quot;;IF([.N376]=&quot;&quot;;&quot;新規&quot;;IF([.K376]=[.N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43" calcext:value-type="float">
            <text:p>343</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npatgpc」に読み替える。</text:p>
          </table:table-cell>
          <table:table-cell table:style-name="ce50"/>
          <table:table-cell table:style-name="ce68" table:formula="of:=IF([.K377]=&quot;&quot;;&quot;?&quot;;IF([.N377]=&quot;&quot;;&quot;新規&quot;;IF([.K377]=[.N377];&quot;&quot;;&quot;変更あり&quot;)))">
            <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4" calcext:value-type="float">
            <text:p>344</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8]=&quot;&quot;;&quot;?&quot;;IF([.N378]=&quot;&quot;;&quot;新規&quot;;IF([.K378]=[.N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5" calcext:value-type="float">
            <text:p>345</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50"/>
          <table:table-cell table:style-name="ce68" table:formula="of:=IF([.K379]=&quot;&quot;;&quot;?&quot;;IF([.N379]=&quot;&quot;;&quot;新規&quot;;IF([.K379]=[.N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6" calcext:value-type="float">
            <text:p>346</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80]=&quot;&quot;;&quot;?&quot;;IF([.N380]=&quot;&quot;;&quot;新規&quot;;IF([.K380]=[.N380];&quot;&quot;;&quot;変更あり&quot;)))">
            <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7" calcext:value-type="float">
            <text:p>347</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81]=&quot;&quot;;&quot;?&quot;;IF([.N381]=&quot;&quot;;&quot;新規&quot;;IF([.K381]=[.N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8" calcext:value-type="float">
            <text:p>348</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1と同様。プラグイン名は「java」を「libnpjp」（または「libnpjp2」）に読み替える。</text:p>
          </table:table-cell>
          <table:table-cell table:style-name="ce50"/>
          <table:table-cell table:style-name="ce68" table:formula="of:=IF([.K382]=&quot;&quot;;&quot;?&quot;;IF([.N382]=&quot;&quot;;&quot;新規&quot;;IF([.K382]=[.N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9" calcext:value-type="float">
            <text:p>349</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2と同様。プラグイン名は「java」を「libnpjp」（または「libnpjp2」）に読み替える。</text:p>
          </table:table-cell>
          <table:table-cell table:style-name="ce50"/>
          <table:table-cell table:style-name="ce68" table:formula="of:=IF([.K383]=&quot;&quot;;&quot;?&quot;;IF([.N383]=&quot;&quot;;&quot;新規&quot;;IF([.K383]=[.N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50" calcext:value-type="float">
            <text:p>350</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office:value-type="string" calcext:value-type="string">
            <text:p>Plugin-1-3と同様。プラグイン名は「java」を「libnpjp」（または「libnpjp2」）に読み替える。</text:p>
          </table:table-cell>
          <table:table-cell table:style-name="ce50"/>
          <table:table-cell table:style-name="ce68" table:formula="of:=IF([.K384]=&quot;&quot;;&quot;?&quot;;IF([.N384]=&quot;&quot;;&quot;新規&quot;;IF([.K384]=[.N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51" calcext:value-type="float">
            <text:p>351</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office:value-type="string" calcext:value-type="string">
            <text:p>lockPref("plugin.default.state", 0);</text:p>
          </table:table-cell>
          <table:table-cell table:style-name="ce49"/>
          <table:table-cell table:style-name="ce68" table:formula="of:=IF([.K385]=&quot;&quot;;&quot;?&quot;;IF([.N385]=&quot;&quot;;&quot;新規&quot;;IF([.K385]=[.N385];&quot;&quot;;&quot;変更あり&quot;)))">
            <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52" calcext:value-type="float">
            <text:p>352</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office:value-type="string" calcext:value-type="string">
            <text:p>lockPref("plugin.default.state", 2);</text:p>
          </table:table-cell>
          <table:table-cell table:style-name="ce49"/>
          <table:table-cell table:style-name="ce68" table:formula="of:=IF([.K386]=&quot;&quot;;&quot;?&quot;;IF([.N386]=&quot;&quot;;&quot;新規&quot;;IF([.K386]=[.N386];&quot;&quot;;&quot;変更あり&quot;)))">
            <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53" calcext:value-type="float">
            <text:p>353</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office:value-type="string" calcext:value-type="string">
            <text:p>lockPref("plugin.default.state", 1);</text:p>
          </table:table-cell>
          <table:table-cell table:style-name="ce49"/>
          <table:table-cell table:style-name="ce68" table:formula="of:=IF([.K387]=&quot;&quot;;&quot;?&quot;;IF([.N387]=&quot;&quot;;&quot;新規&quot;;IF([.K387]=[.N387];&quot;&quot;;&quot;変更あり&quot;)))">
            <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4" calcext:value-type="float">
            <text:p>354</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5" calcext:value-type="float">
            <text:p>355</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6" calcext:value-type="float">
            <text:p>356</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7" calcext:value-type="float">
            <text:p>357</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8" calcext:value-type="float">
            <text:p>358</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9" calcext:value-type="float">
            <text:p>359</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1">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60" calcext:value-type="float">
            <text:p>360</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1">lockPref("browser.tabs.remote.autostart", false);</text:span></text:p>
            <text:p><text:span text:style-name="T21">lockPref("browser.tabs.remote.desktopbehavior", false);</text:span></text:p>
            <text:p><text:span text:style-name="T21">// シングルコンテンツプロセスを強制(autostart.Nの代替)</text:span></text:p>
            <text:p><text:span text:style-name="T21">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61" calcext:value-type="float">
            <text:p>361</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62" calcext:value-type="float">
            <text:p>362</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63" calcext:value-type="float">
            <text:p>363</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4" calcext:value-type="float">
            <text:p>364</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5" calcext:value-type="float">
            <text:p>365</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6" calcext:value-type="float">
            <text:p>366</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7" calcext:value-type="float">
            <text:p>367</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8" calcext:value-type="float">
            <text:p>368</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9" calcext:value-type="float">
            <text:p>369</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70" calcext:value-type="float">
            <text:p>370</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71" calcext:value-type="float">
            <text:p>371</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72" calcext:value-type="float">
            <text:p>372</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73" calcext:value-type="float">
            <text:p>373</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4">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4">
          <table:table-cell table:number-columns-repeated="5"/>
          <table:table-cell table:style-name="ce30" table:number-columns-repeated="3"/>
          <table:table-cell table:number-columns-repeated="12"/>
          <table:table-cell table:style-name="ce82"/>
          <table:table-cell table:number-columns-repeated="1003"/>
        </table:table-row>
        <table:table-row table:style-name="ro124" table:number-rows-repeated="1047562">
          <table:table-cell table:number-columns-repeated="1024"/>
        </table:table-row>
        <table:table-row table:style-name="ro124">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122:'customization-items'.L1012 'customization-items'.K2:'customization-items'.L1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s>
      </table:table>
      <table:table table:name="menuitem-shortcut-disable-items" table:style-name="ta1">
        <table:table-column table:style-name="co18" table:default-cell-style-name="ce13"/>
        <table:table-column table:style-name="co19" table:number-columns-repeated="2" table:default-cell-style-name="ce13"/>
        <table:table-column table:style-name="co20"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number-columns-repeated="2" table:default-cell-style-name="ce13"/>
        <table:table-column table:style-name="co26" table:default-cell-style-name="ce13"/>
        <table:table-column table:style-name="co19" table:default-cell-style-name="ce13"/>
        <table:table-column table:style-name="co22" table:default-cell-style-name="ce13"/>
        <table:table-column table:style-name="co23" table:default-cell-style-name="ce13"/>
        <table:table-column table:style-name="co25" table:number-columns-repeated="2" table:default-cell-style-name="ce13"/>
        <table:table-column table:style-name="co26" table:default-cell-style-name="ce13"/>
        <table:table-column table:style-name="co19" table:visibility="collapse" table:default-cell-style-name="ce13"/>
        <table:table-column table:style-name="co22" table:visibility="collapse" table:default-cell-style-name="ce13"/>
        <table:table-column table:style-name="co23" table:visibility="collapse" table:default-cell-style-name="ce13"/>
        <table:table-column table:style-name="co25" table:visibility="collapse" table:default-cell-style-name="ce13"/>
        <table:table-column table:style-name="co27"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1" table:visibility="collapse" table:default-cell-style-name="ce13"/>
        <table:table-column table:style-name="co23" table:visibility="collapse" table:default-cell-style-name="ce13"/>
        <table:table-column table:style-name="co25" table:visibility="collapse" table:default-cell-style-name="ce13"/>
        <table:table-column table:style-name="co29" table:visibility="collapse" table:default-cell-style-name="ce13"/>
        <table:table-column table:style-name="co32" table:visibility="collapse" table:default-cell-style-name="ce13"/>
        <table:table-column table:style-name="co23" table:visibility="collapse" table:default-cell-style-name="ce13"/>
        <table:table-column table:style-name="co25" table:visibility="collapse" table:default-cell-style-name="ce13"/>
        <table:table-column table:style-name="co11" table:number-columns-repeated="989" table:default-cell-style-name="ce13"/>
        <table:table-row table:style-name="ro125">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4">
          <table:table-cell table:style-name="ce6" table:number-columns-repeated="36"/>
          <table:table-cell table:number-columns-repeated="988"/>
        </table:table-row>
        <table:table-row table:style-name="ro22">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6">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27">
          <table:table-cell table:style-name="ce6"/>
          <table:table-cell table:style-name="ce6" table:formula="of:=IF(AND([.$A5]&lt;&gt;&quot;&quot;;NOT(ISNUMBER(FIND(&quot;廃止&quot;;[.$C5]))));MAX([.$B$1:.$B4])+1;&quot;&quot;)">
            <text:p/>
          </table:table-cell>
          <table:table-cell table:style-name="ce208" office:value-type="string" calcext:value-type="string">
            <text:p>MenuShortcut-1</text:p>
          </table:table-cell>
          <table:table-cell table:style-name="ce208" office:value-type="string" calcext:value-type="string">
            <text:p>閉じたタブを開き直す</text:p>
          </table:table-cell>
          <table:table-cell table:style-name="ce208" office:value-type="string" calcext:value-type="string">
            <text:p>undoCloseTab</text:p>
          </table:table-cell>
          <table:table-cell table:style-name="ce213" office:value-type="string" calcext:value-type="string">
            <text:p>Ctrl-Shift-T</text:p>
          </table:table-cell>
          <table:table-cell table:style-name="ce213" office:value-type="string" calcext:value-type="string">
            <text:p>#key_undoCloseTab,</text:p>
            <text:p>#History\:UndoCloseTab,</text:p>
            <text:p>#historyUndoMenu,</text:p>
            <text:p>#toolbar-context-undoCloseTab,</text:p>
            <text:p>#context_undoCloseTab</text:p>
          </table:table-cell>
          <table:table-cell table:style-name="ce213" office:value-type="string" calcext:value-type="string">
            <text:p><text:span text:style-name="T21">アプリケーションメニューから「履歴」が削除されたので履歴にタブを元に戻す設定(#PanelUI-recentlyClosedTabs-separator,#PanelUI-recentlyClosedTabs)が不要になった。</text:span></text:p>
            <text:p/>
            <text:p/>
          </table:table-cell>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08" office:value-type="string" calcext:value-type="string">
            <text:p>Ctrl-Shift-T</text:p>
          </table:table-cell>
          <table:table-cell table:style-name="ce208"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27">
          <table:table-cell table:style-name="ce6"/>
          <table:table-cell table:style-name="ce6" table:formula="of:=IF(AND([.$A6]&lt;&gt;&quot;&quot;;NOT(ISNUMBER(FIND(&quot;廃止&quot;;[.$C6]))));MAX([.$B$1:.$B5])+1;&quot;&quot;)">
            <text:p/>
          </table:table-cell>
          <table:table-cell table:style-name="ce208" office:value-type="string" calcext:value-type="string">
            <text:p>MenuShortcut-2</text:p>
          </table:table-cell>
          <table:table-cell table:style-name="ce208" office:value-type="string" calcext:value-type="string">
            <text:p>閉じたウィンドウを開き直す</text:p>
          </table:table-cell>
          <table:table-cell table:style-name="ce208" office:value-type="string" calcext:value-type="string">
            <text:p>undoCloseWindow</text:p>
          </table:table-cell>
          <table:table-cell table:style-name="ce213" office:value-type="string" calcext:value-type="string">
            <text:p>Ctrl-Shift-N</text:p>
          </table:table-cell>
          <table:table-cell table:style-name="ce213" office:value-type="string" calcext:value-type="string">
            <text:p>#key_undoCloseWindow,</text:p>
            <text:p>#History\:UndoCloseWindow,</text:p>
            <text:p>#historyUndoWindowMenu</text:p>
            <text:p/>
            <text:p/>
          </table:table-cell>
          <table:table-cell table:style-name="ce213" office:value-type="string" calcext:value-type="string">
            <text:p><text:span text:style-name="T21">アプリケーションメニューから「履歴」が削除されたので履歴にタブを元に戻す設定(#PanelUI-recentlyClosedWindows-separator,</text:span></text:p>
            <text:p><text:span text:style-name="T21">#PanelUI-recentlyClosedWindows)が不要になった。</text:span></text:p>
            <text:p/>
          </table:table-cell>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08" office:value-type="string" calcext:value-type="string">
            <text:p>Ctrl-Shift-N</text:p>
          </table:table-cell>
          <table:table-cell table:style-name="ce208" office:value-type="string" calcext:value-type="string">
            <text:p>#key_undoCloseWindow,</text:p>
            <text:p>#History\:UndoCloseWindow,</text:p>
            <text:p>#historyUndoWindowMenu,</text:p>
            <text:p>#PanelUI-recentlyClosedWindows-separator,</text:p>
            <text:p>#PanelUI-recentlyClosedWindows</text:p>
          </table:table-cell>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2">
          <table:table-cell table:style-name="ce6"/>
          <table:table-cell table:style-name="ce6" table:formula="of:=IF(AND([.$A7]&lt;&gt;&quot;&quot;;NOT(ISNUMBER(FIND(&quot;廃止&quot;;[.$C7]))));MAX([.$B$1:.$B6])+1;&quot;&quot;)">
            <text:p/>
          </table:table-cell>
          <table:table-cell table:style-name="ce208" office:value-type="string" calcext:value-type="string">
            <text:p>MenuShortcut-3</text:p>
          </table:table-cell>
          <table:table-cell table:style-name="ce208" office:value-type="string" calcext:value-type="string">
            <text:p>ファイル＞新しいプライベートウィンドウを開く</text:p>
          </table:table-cell>
          <table:table-cell table:style-name="ce208" office:value-type="string" calcext:value-type="string">
            <text:p>newPrivateWindow</text:p>
          </table:table-cell>
          <table:table-cell table:style-name="ce213" office:value-type="string" calcext:value-type="string">
            <text:p>Ctrl-Shift-P</text:p>
          </table:table-cell>
          <table:table-cell table:style-name="ce213"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08" office:value-type="string" calcext:value-type="string">
            <text:p>Ctrl-Shift-P</text:p>
          </table:table-cell>
          <table:table-cell table:style-name="ce20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28">
          <table:table-cell table:style-name="ce6"/>
          <table:table-cell table:style-name="ce6" table:formula="of:=IF(AND([.$A8]&lt;&gt;&quot;&quot;;NOT(ISNUMBER(FIND(&quot;廃止&quot;;[.$C8]))));MAX([.$B$1:.$B7])+1;&quot;&quot;)">
            <text:p/>
          </table:table-cell>
          <table:table-cell table:style-name="ce208" office:value-type="string" calcext:value-type="string">
            <text:p>MenuShortcut-4</text:p>
          </table:table-cell>
          <table:table-cell table:style-name="ce208" office:value-type="string" calcext:value-type="string">
            <text:p>ファイル＞ページのURLをメールで送信（ページのURLをメールで送信ボタン）</text:p>
          </table:table-cell>
          <table:table-cell table:style-name="ce208" office:value-type="string" calcext:value-type="string">
            <text:p>browser_sendLink</text:p>
          </table:table-cell>
          <table:table-cell table:style-name="ce213" office:value-type="string" calcext:value-type="string">
            <text:p>-</text:p>
          </table:table-cell>
          <table:table-cell table:style-name="ce213" office:value-type="string" calcext:value-type="string">
            <text:p>#Browser\:SendLink,</text:p>
            <text:p>#menu_sendLink,</text:p>
            <text:p>#context-sendpagetodevice,</text:p>
            <text:p>#email-link-button,</text:p>
            <text:p>#wrapper-email-link-button</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08" office:value-type="string" calcext:value-type="string">
            <text:p>-</text:p>
          </table:table-cell>
          <table:table-cell table:style-name="ce208" office:value-type="string" calcext:value-type="string">
            <text:p>#Browser\:SendLink,</text:p>
            <text:p>#menu_sendLink,</text:p>
            <text:p>#context-sendpage,</text:p>
            <text:p>#email-link-button,</text:p>
            <text:p>#wrapper-email-link-button</text:p>
          </table:table-cell>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5">
          <table:table-cell table:style-name="ce6"/>
          <table:table-cell table:style-name="ce6" table:formula="of:=IF(AND([.$A9]&lt;&gt;&quot;&quot;;NOT(ISNUMBER(FIND(&quot;廃止&quot;;[.$C9]))));MAX([.$B$1:.$B8])+1;&quot;&quot;)">
            <text:p/>
          </table:table-cell>
          <table:table-cell table:style-name="ce208" office:value-type="string" calcext:value-type="string">
            <text:p>MenuShortcut-5</text:p>
          </table:table-cell>
          <table:table-cell table:style-name="ce208" office:value-type="string" calcext:value-type="string">
            <text:p>ファイル＞オフライン作業</text:p>
          </table:table-cell>
          <table:table-cell table:style-name="ce208" office:value-type="string" calcext:value-type="string">
            <text:p>goOfflineMenuitem</text:p>
          </table:table-cell>
          <table:table-cell table:style-name="ce213" office:value-type="string" calcext:value-type="string">
            <text:p>-</text:p>
          </table:table-cell>
          <table:table-cell table:style-name="ce213" office:value-type="string" calcext:value-type="string">
            <text:p>#goOfflineMenuitem,</text:p>
            <text:p>[oncommand="BrowserOffline.toggleOfflineStatus();"]</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08" office:value-type="string" calcext:value-type="string">
            <text:p>-</text:p>
          </table:table-cell>
          <table:table-cell table:style-name="ce208" office:value-type="string" calcext:value-type="string">
            <text:p>#goOfflineMenuitem,</text:p>
            <text:p>[oncommand="BrowserOffline.toggleOfflineStatus();"]</text:p>
          </table:table-cell>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29">
          <table:table-cell table:style-name="ce6"/>
          <table:table-cell table:style-name="ce6" table:formula="of:=IF(AND([.$A10]&lt;&gt;&quot;&quot;;NOT(ISNUMBER(FIND(&quot;廃止&quot;;[.$C10]))));MAX([.$B$1:.$B9])+1;&quot;&quot;)">
            <text:p/>
          </table:table-cell>
          <table:table-cell table:style-name="ce208" office:value-type="string" calcext:value-type="string">
            <text:p>MenuShortcut-6（廃止）</text:p>
          </table:table-cell>
          <table:table-cell table:style-name="ce208" office:value-type="string" calcext:value-type="string">
            <text:p>ツール＞プライベートブラウジングの開始</text:p>
          </table:table-cell>
          <table:table-cell table:style-name="ce208" office:value-type="string" calcext:value-type="string">
            <text:p>privatebrowsing</text:p>
          </table:table-cell>
          <table:table-cell table:style-name="ce213" office:value-type="string" calcext:value-type="string">
            <text:p>Firefox 31で廃止</text:p>
          </table:table-cell>
          <table:table-cell table:style-name="ce213" table:number-columns-repeated="3"/>
          <table:table-cell table:style-name="ce6" table:number-columns-repeated="2"/>
          <table:table-cell table:style-name="ce6" table:formula="of:=IF(AND([.F10]=[.M10];[.G10]=[.N10];[.I10]=[.O10]);&quot;&quot;;IF([.M10]=&quot;&quot;;&quot;新規&quot;;&quot;変更あり&quot;))">
            <text:p/>
          </table:table-cell>
          <table:table-cell table:style-name="ce208" office:value-type="string" calcext:value-type="string">
            <text:p>Firefox 31で廃止</text:p>
          </table:table-cell>
          <table:table-cell table:style-name="ce208"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3">
          <table:table-cell table:style-name="ce6"/>
          <table:table-cell table:style-name="ce6" table:formula="of:=IF(AND([.$A11]&lt;&gt;&quot;&quot;;NOT(ISNUMBER(FIND(&quot;廃止&quot;;[.$C11]))));MAX([.$B$1:.$B10])+1;&quot;&quot;)">
            <text:p/>
          </table:table-cell>
          <table:table-cell table:style-name="ce208" office:value-type="string" calcext:value-type="string">
            <text:p>MenuShortcut-7</text:p>
          </table:table-cell>
          <table:table-cell table:style-name="ce208" office:value-type="string" calcext:value-type="string">
            <text:p>ツール＞ダウンロード</text:p>
            <text:p>（旧バージョンでは「ダウンロードマネージャ」）</text:p>
          </table:table-cell>
          <table:table-cell table:style-name="ce208" office:value-type="string" calcext:value-type="string">
            <text:p>openDownloads</text:p>
          </table:table-cell>
          <table:table-cell table:style-name="ce213" office:value-type="string" calcext:value-type="string">
            <text:p>Ctrl-Shift-Y</text:p>
            <text:p>(旧バージョンではCtrl+J)</text:p>
          </table:table-cell>
          <table:table-cell table:style-name="ce213" office:value-type="string" calcext:value-type="string">
            <text:p>#key_openDownloads,</text:p>
            <text:p>#Tools\:Downloads,</text:p>
            <text:p>#menu_openDownloads,</text:p>
            <text:p>#downloads-button,</text:p>
            <text:p>#wrapper-downloads-button,</text:p>
            <text:p>#appMenu-library-downloads-button</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08" office:value-type="string" calcext:value-type="string">
            <text:p>Ctrl-J</text:p>
          </table:table-cell>
          <table:table-cell table:style-name="ce208" office:value-type="string" calcext:value-type="string">
            <text:p>#key_openDownloads,</text:p>
            <text:p>#Tools\:Downloads,</text:p>
            <text:p>#menu_openDownloads,</text:p>
            <text:p>#downloads-button,</text:p>
            <text:p>#wrapper-downloads-button</text:p>
          </table:table-cell>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29">
          <table:table-cell table:style-name="ce6"/>
          <table:table-cell table:style-name="ce6" table:formula="of:=IF(AND([.$A12]&lt;&gt;&quot;&quot;;NOT(ISNUMBER(FIND(&quot;廃止&quot;;[.$C12]))));MAX([.$B$1:.$B11])+1;&quot;&quot;)">
            <text:p/>
          </table:table-cell>
          <table:table-cell table:style-name="ce208" office:value-type="string" calcext:value-type="string">
            <text:p>MenuShortcut-8（廃止）</text:p>
          </table:table-cell>
          <table:table-cell table:style-name="ce208" office:value-type="string" calcext:value-type="string">
            <text:p>ツール＞ページの調査</text:p>
          </table:table-cell>
          <table:table-cell table:style-name="ce208" office:value-type="string" calcext:value-type="string">
            <text:p>inspectPage</text:p>
          </table:table-cell>
          <table:table-cell table:style-name="ce213" office:value-type="string" calcext:value-type="string">
            <text:p>Firefox 31で廃止</text:p>
          </table:table-cell>
          <table:table-cell table:style-name="ce213" table:number-columns-repeated="3"/>
          <table:table-cell table:style-name="ce6" table:number-columns-repeated="2"/>
          <table:table-cell table:style-name="ce6" table:formula="of:=IF(AND([.F12]=[.M12];[.G12]=[.N12];[.I12]=[.O12]);&quot;&quot;;IF([.M12]=&quot;&quot;;&quot;新規&quot;;&quot;変更あり&quot;))">
            <text:p/>
          </table:table-cell>
          <table:table-cell table:style-name="ce208" office:value-type="string" calcext:value-type="string">
            <text:p>Firefox 31で廃止</text:p>
          </table:table-cell>
          <table:table-cell table:style-name="ce208"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5">
          <table:table-cell table:style-name="ce6"/>
          <table:table-cell table:style-name="ce6" table:formula="of:=IF(AND([.$A13]&lt;&gt;&quot;&quot;;NOT(ISNUMBER(FIND(&quot;廃止&quot;;[.$C13]))));MAX([.$B$1:.$B12])+1;&quot;&quot;)">
            <text:p/>
          </table:table-cell>
          <table:table-cell table:style-name="ce208" office:value-type="string" calcext:value-type="string">
            <text:p>MenuShortcut-9（廃止）</text:p>
          </table:table-cell>
          <table:table-cell table:style-name="ce208" office:value-type="string" calcext:value-type="string">
            <text:p>ツール＞アプリ</text:p>
          </table:table-cell>
          <table:table-cell table:style-name="ce208" office:value-type="string" calcext:value-type="string">
            <text:p>openApps</text:p>
          </table:table-cell>
          <table:table-cell table:style-name="ce213" office:value-type="string" calcext:value-type="string">
            <text:p>Firefox 45で廃止</text:p>
          </table:table-cell>
          <table:table-cell table:style-name="ce213"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08" office:value-type="string" calcext:value-type="string">
            <text:p>Firefox 45で廃止</text:p>
          </table:table-cell>
          <table:table-cell table:style-name="ce208"/>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0">
          <table:table-cell table:style-name="ce6"/>
          <table:table-cell table:style-name="ce6" table:formula="of:=IF(AND([.$A14]&lt;&gt;&quot;&quot;;NOT(ISNUMBER(FIND(&quot;廃止&quot;;[.$C14]))));MAX([.$B$1:.$B13])+1;&quot;&quot;)">
            <text:p/>
          </table:table-cell>
          <table:table-cell table:style-name="ce208" office:value-type="string" calcext:value-type="string">
            <text:p>MenuShortcut-10</text:p>
          </table:table-cell>
          <table:table-cell table:style-name="ce208" office:value-type="string" calcext:value-type="string">
            <text:p>ツール＞ウェブ開発（開発ツールボタン）</text:p>
          </table:table-cell>
          <table:table-cell table:style-name="ce208" office:value-type="string" calcext:value-type="string">
            <text:p>webDeveloper</text:p>
          </table:table-cell>
          <table:table-cell table:style-name="ce213" office:value-type="string" calcext:value-type="string">
            <text:p>-</text:p>
          </table:table-cell>
          <table:table-cell table:style-name="ce213"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08" office:value-type="string" calcext:value-type="string">
            <text:p>-</text:p>
          </table:table-cell>
          <table:table-cell table:style-name="ce208" office:value-type="string" calcext:value-type="string">
            <text:p>#webDeveloperMenu,</text:p>
            <text:p>#developer-button,</text:p>
            <text:p>#wrapper-developer-button,</text:p>
            <text:p>#devToolsSeparator</text:p>
          </table:table-cell>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4">
          <table:table-cell table:style-name="ce6"/>
          <table:table-cell table:style-name="ce6" table:formula="of:=IF(AND([.$A15]&lt;&gt;&quot;&quot;;NOT(ISNUMBER(FIND(&quot;廃止&quot;;[.$C15]))));MAX([.$B$1:.$B14])+1;&quot;&quot;)">
            <text:p/>
          </table:table-cell>
          <table:table-cell table:style-name="ce208" office:value-type="string" calcext:value-type="string">
            <text:p>MenuShortcut-11</text:p>
          </table:table-cell>
          <table:table-cell table:style-name="ce208" office:value-type="string" calcext:value-type="string">
            <text:p>ツール＞ウェブ開発＞開発ツールを表示</text:p>
          </table:table-cell>
          <table:table-cell table:style-name="ce208" office:value-type="string" calcext:value-type="string">
            <text:p>devToolbox</text:p>
          </table:table-cell>
          <table:table-cell table:style-name="ce213" office:value-type="string" calcext:value-type="string">
            <text:p>Ctrl-Shift-I,</text:p>
            <text:p>F12</text:p>
          </table:table-cell>
          <table:table-cell table:style-name="ce213" office:value-type="string" calcext:value-type="string">
            <text:p>#menu_devToolbox,</text:p>
            <text:p>#key_toggleToolbox,</text:p>
            <text:p>#key_toggleToolboxF12</text:p>
          </table:table-cell>
          <table:table-cell table:style-name="ce213"/>
          <table:table-cell table:style-name="ce213"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08" office:value-type="string" calcext:value-type="string">
            <text:p>Ctrl-Shift-I,</text:p>
            <text:p>F12</text:p>
          </table:table-cell>
          <table:table-cell table:style-name="ce208" office:value-type="string" calcext:value-type="string">
            <text:p>#menu_devToolbox,</text:p>
            <text:p>#key_devToolboxMenuItem,</text:p>
            <text:p>#key_devToolboxMenuItemF12,</text:p>
            <text:p>[key='key_devToolboxMenuItem']</text:p>
          </table:table-cell>
          <table:table-cell table:style-name="ce208"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1">
          <table:table-cell table:style-name="ce6"/>
          <table:table-cell table:style-name="ce6" table:formula="of:=IF(AND([.$A16]&lt;&gt;&quot;&quot;;NOT(ISNUMBER(FIND(&quot;廃止&quot;;[.$C16]))));MAX([.$B$1:.$B15])+1;&quot;&quot;)">
            <text:p/>
          </table:table-cell>
          <table:table-cell table:style-name="ce208" office:value-type="string" calcext:value-type="string">
            <text:p>MenuShortcut-12</text:p>
          </table:table-cell>
          <table:table-cell table:style-name="ce208" office:value-type="string" calcext:value-type="string">
            <text:p>ツール＞ウェブ開発＞インスペクタ</text:p>
          </table:table-cell>
          <table:table-cell table:style-name="ce208" office:value-type="string" calcext:value-type="string">
            <text:p>inspector</text:p>
          </table:table-cell>
          <table:table-cell table:style-name="ce213" office:value-type="string" calcext:value-type="string">
            <text:p>Ctrl-Shift-C</text:p>
          </table:table-cell>
          <table:table-cell table:style-name="ce213"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08" office:value-type="string" calcext:value-type="string">
            <text:p>Ctrl-Shift-C</text:p>
          </table:table-cell>
          <table:table-cell table:style-name="ce208" office:value-type="string" calcext:value-type="string">
            <text:p>#key_inspector,</text:p>
            <text:p>#menu_inspector,</text:p>
            <text:p><text:span text:style-name="T4">[key='key_inspector']</text:span></text:p>
          </table:table-cell>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1">
          <table:table-cell table:style-name="ce6"/>
          <table:table-cell table:style-name="ce6" table:formula="of:=IF(AND([.$A17]&lt;&gt;&quot;&quot;;NOT(ISNUMBER(FIND(&quot;廃止&quot;;[.$C17]))));MAX([.$B$1:.$B16])+1;&quot;&quot;)">
            <text:p/>
          </table:table-cell>
          <table:table-cell table:style-name="ce208" office:value-type="string" calcext:value-type="string">
            <text:p>MenuShortcut-13</text:p>
          </table:table-cell>
          <table:table-cell table:style-name="ce208" office:value-type="string" calcext:value-type="string">
            <text:p>ツール＞ウェブ開発＞Webコンソール</text:p>
          </table:table-cell>
          <table:table-cell table:style-name="ce208" office:value-type="string" calcext:value-type="string">
            <text:p>webconsole</text:p>
          </table:table-cell>
          <table:table-cell table:style-name="ce213" office:value-type="string" calcext:value-type="string">
            <text:p>Ctrl-Shift-K</text:p>
          </table:table-cell>
          <table:table-cell table:style-name="ce213" office:value-type="string" calcext:value-type="string">
            <text:p>#key_webconsole,</text:p>
            <text:p><text:span text:style-name="T4">#menuitem_webconsole,</text:span></text:p>
            <text:p><text:span text:style-name="T4">[key='key_webconsole']</text:span></text:p>
            <text:p/>
            <text:p/>
          </table:table-cell>
          <table:table-cell table:style-name="ce213" office:value-type="string" calcext:value-type="string">
            <text:p>#toolbox-tab-webconsole,#toolbox-panel-webconsoleは範囲外。</text:p>
          </table:table-cell>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08" office:value-type="string" calcext:value-type="string">
            <text:p>Ctrl-Shift-K</text:p>
          </table:table-cell>
          <table:table-cell table:style-name="ce208" office:value-type="string" calcext:value-type="string">
            <text:p>#key_webconsole,</text:p>
            <text:p><text:span text:style-name="T4">#menu_webconsole,</text:span></text:p>
            <text:p><text:span text:style-name="T4">[key='key_webconsole']</text:span></text:p>
          </table:table-cell>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2">
          <table:table-cell table:style-name="ce6"/>
          <table:table-cell table:style-name="ce6" table:formula="of:=IF(AND([.$A18]&lt;&gt;&quot;&quot;;NOT(ISNUMBER(FIND(&quot;廃止&quot;;[.$C18]))));MAX([.$B$1:.$B17])+1;&quot;&quot;)">
            <text:p/>
          </table:table-cell>
          <table:table-cell table:style-name="ce208" office:value-type="string" calcext:value-type="string">
            <text:p>MenuShortcut-14</text:p>
          </table:table-cell>
          <table:table-cell table:style-name="ce208" office:value-type="string" calcext:value-type="string">
            <text:p>ツール＞ウェブ開発＞デバッガ</text:p>
          </table:table-cell>
          <table:table-cell table:style-name="ce208" office:value-type="string" calcext:value-type="string">
            <text:p>jsdebugger</text:p>
          </table:table-cell>
          <table:table-cell table:style-name="ce213" office:value-type="string" calcext:value-type="string">
            <text:p>Ctrl-Shift-S</text:p>
          </table:table-cell>
          <table:table-cell table:style-name="ce213" office:value-type="string" calcext:value-type="string">
            <text:p>#key_jsdebugger,</text:p>
            <text:p><text:span text:style-name="T4">#menuitem_jsdebugger,</text:span></text:p>
            <text:p><text:span text:style-name="T4">[key='key_jsdebugger']</text:span></text:p>
            <text:p/>
          </table:table-cell>
          <table:table-cell table:style-name="ce213" office:value-type="string" calcext:value-type="string">
            <text:p>#toolbox-tab-jsdebugger,#toolbox-panel-jsdebuggerは範囲外。</text:p>
          </table:table-cell>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08" office:value-type="string" calcext:value-type="string">
            <text:p>Ctrl-Shift-S</text:p>
          </table:table-cell>
          <table:table-cell table:style-name="ce208" office:value-type="string" calcext:value-type="string">
            <text:p>#key_jsdebugger,</text:p>
            <text:p><text:span text:style-name="T4">#menu_jsdebugger,</text:span></text:p>
            <text:p><text:span text:style-name="T4">[key='key_jsdebugger']</text:span></text:p>
          </table:table-cell>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2">
          <table:table-cell table:style-name="ce6"/>
          <table:table-cell table:style-name="ce6" table:formula="of:=IF(AND([.$A19]&lt;&gt;&quot;&quot;;NOT(ISNUMBER(FIND(&quot;廃止&quot;;[.$C19]))));MAX([.$B$1:.$B18])+1;&quot;&quot;)">
            <text:p/>
          </table:table-cell>
          <table:table-cell table:style-name="ce208" office:value-type="string" calcext:value-type="string">
            <text:p>MenuShortcut-15</text:p>
          </table:table-cell>
          <table:table-cell table:style-name="ce208" office:value-type="string" calcext:value-type="string">
            <text:p>ツール＞ウェブ開発＞スタイルエディタ</text:p>
          </table:table-cell>
          <table:table-cell table:style-name="ce208" office:value-type="string" calcext:value-type="string">
            <text:p>styleeditor</text:p>
          </table:table-cell>
          <table:table-cell table:style-name="ce213" office:value-type="string" calcext:value-type="string">
            <text:p>Shift-F7</text:p>
          </table:table-cell>
          <table:table-cell table:style-name="ce213" office:value-type="string" calcext:value-type="string">
            <text:p>#key_styleeditor,</text:p>
            <text:p><text:span text:style-name="T4">#menuitem_styleeditor,</text:span></text:p>
            <text:p><text:span text:style-name="T4">[key='key_styleeditor']</text:span></text:p>
          </table:table-cell>
          <table:table-cell table:style-name="ce213" office:value-type="string" calcext:value-type="string">
            <text:p><text:span text:style-name="T24">#toolbox-tab-styleeditor,#toolbox-panel-styleeditorは範囲外。</text:span></text:p>
            <text:p/>
          </table:table-cell>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08" office:value-type="string" calcext:value-type="string">
            <text:p>Shift-F7</text:p>
          </table:table-cell>
          <table:table-cell table:style-name="ce208" office:value-type="string" calcext:value-type="string">
            <text:p>#key_styleeditor,</text:p>
            <text:p><text:span text:style-name="T4">#menu_styleeditor,</text:span></text:p>
            <text:p><text:span text:style-name="T4">[key='key_styleeditor']</text:span></text:p>
          </table:table-cell>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2">
          <table:table-cell table:style-name="ce6"/>
          <table:table-cell table:style-name="ce6" table:formula="of:=IF(AND([.$A20]&lt;&gt;&quot;&quot;;NOT(ISNUMBER(FIND(&quot;廃止&quot;;[.$C20]))));MAX([.$B$1:.$B19])+1;&quot;&quot;)">
            <text:p/>
          </table:table-cell>
          <table:table-cell table:style-name="ce208" office:value-type="string" calcext:value-type="string">
            <text:p>MenuShortcut-16</text:p>
          </table:table-cell>
          <table:table-cell table:style-name="ce208" office:value-type="string" calcext:value-type="string">
            <text:p>ツール＞ウェブ開発＞パフォーマンス</text:p>
            <text:p>（旧バージョンでは「プロファイラ」）</text:p>
          </table:table-cell>
          <table:table-cell table:style-name="ce208" office:value-type="string" calcext:value-type="string">
            <text:p>jsprofiler</text:p>
          </table:table-cell>
          <table:table-cell table:style-name="ce213" office:value-type="string" calcext:value-type="string">
            <text:p>Shift-F5</text:p>
          </table:table-cell>
          <table:table-cell table:style-name="ce213"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08" office:value-type="string" calcext:value-type="string">
            <text:p>Shift-F5</text:p>
          </table:table-cell>
          <table:table-cell table:style-name="ce208" office:value-type="string" calcext:value-type="string">
            <text:p>#key_performance,</text:p>
            <text:p><text:span text:style-name="T4">#menu_performance,</text:span></text:p>
            <text:p><text:span text:style-name="T4">[key='key_performance']</text:span></text:p>
          </table:table-cell>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2">
          <table:table-cell table:style-name="ce6"/>
          <table:table-cell table:style-name="ce6" table:formula="of:=IF(AND([.$A21]&lt;&gt;&quot;&quot;;NOT(ISNUMBER(FIND(&quot;廃止&quot;;[.$C21]))));MAX([.$B$1:.$B20])+1;&quot;&quot;)">
            <text:p/>
          </table:table-cell>
          <table:table-cell table:style-name="ce208" office:value-type="string" calcext:value-type="string">
            <text:p>MenuShortcut-17</text:p>
          </table:table-cell>
          <table:table-cell table:style-name="ce208" office:value-type="string" calcext:value-type="string">
            <text:p>ツール＞ウェブ開発＞ネットワーク</text:p>
          </table:table-cell>
          <table:table-cell table:style-name="ce208" office:value-type="string" calcext:value-type="string">
            <text:p>netmonitor</text:p>
          </table:table-cell>
          <table:table-cell table:style-name="ce213" office:value-type="string" calcext:value-type="string">
            <text:p>Ctrl-Shift-E</text:p>
          </table:table-cell>
          <table:table-cell table:style-name="ce213"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08" office:value-type="string" calcext:value-type="string">
            <text:p>Ctrl-Shift-Q</text:p>
          </table:table-cell>
          <table:table-cell table:style-name="ce208" office:value-type="string" calcext:value-type="string">
            <text:p>#key_netmonitor,</text:p>
            <text:p><text:span text:style-name="T4">#menu_netmonitor,</text:span></text:p>
            <text:p><text:span text:style-name="T4">[key='key_netmonitor']</text:span></text:p>
          </table:table-cell>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2">
          <table:table-cell table:style-name="ce6"/>
          <table:table-cell table:style-name="ce6" table:formula="of:=IF(AND([.$A22]&lt;&gt;&quot;&quot;;NOT(ISNUMBER(FIND(&quot;廃止&quot;;[.$C22]))));MAX([.$B$1:.$B21])+1;&quot;&quot;)">
            <text:p/>
          </table:table-cell>
          <table:table-cell table:style-name="ce208" office:value-type="string" calcext:value-type="string">
            <text:p>MenuShortcut-18</text:p>
          </table:table-cell>
          <table:table-cell table:style-name="ce208" office:value-type="string" calcext:value-type="string">
            <text:p>ツール＞ウェブ開発＞開発ツールバー</text:p>
          </table:table-cell>
          <table:table-cell table:style-name="ce208" office:value-type="string" calcext:value-type="string">
            <text:p>devToolbar</text:p>
          </table:table-cell>
          <table:table-cell table:style-name="ce213" office:value-type="string" calcext:value-type="string">
            <text:p>Shift-F2</text:p>
          </table:table-cell>
          <table:table-cell table:style-name="ce213"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08" office:value-type="string" calcext:value-type="string">
            <text:p>Shift-F2</text:p>
          </table:table-cell>
          <table:table-cell table:style-name="ce208" office:value-type="string" calcext:value-type="string">
            <text:p>#key_devToolbar,</text:p>
            <text:p><text:span text:style-name="T4">#menu_devToolbar,</text:span></text:p>
            <text:p><text:span text:style-name="T4">[key='key_devToolbar']</text:span></text:p>
          </table:table-cell>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29">
          <table:table-cell table:style-name="ce6"/>
          <table:table-cell table:style-name="ce6" table:formula="of:=IF(AND([.$A23]&lt;&gt;&quot;&quot;;NOT(ISNUMBER(FIND(&quot;廃止&quot;;[.$C23]))));MAX([.$B$1:.$B22])+1;&quot;&quot;)">
            <text:p/>
          </table:table-cell>
          <table:table-cell table:style-name="ce208" office:value-type="string" calcext:value-type="string">
            <text:p>MenuShortcut-19（廃止）</text:p>
          </table:table-cell>
          <table:table-cell table:style-name="ce208" office:value-type="string" calcext:value-type="string">
            <text:p>ツール＞ウェブ開発＞アプリマネージャ</text:p>
          </table:table-cell>
          <table:table-cell table:style-name="ce208" office:value-type="string" calcext:value-type="string">
            <text:p>devAppMgr</text:p>
          </table:table-cell>
          <table:table-cell table:style-name="ce213" office:value-type="string" calcext:value-type="string">
            <text:p>Firefox 38で廃止</text:p>
          </table:table-cell>
          <table:table-cell table:style-name="ce213"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08" office:value-type="string" calcext:value-type="string">
            <text:p>Firefox 38で廃止</text:p>
          </table:table-cell>
          <table:table-cell table:style-name="ce208"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7">
          <table:table-cell table:style-name="ce6"/>
          <table:table-cell table:style-name="ce6" table:formula="of:=IF(AND([.$A24]&lt;&gt;&quot;&quot;;NOT(ISNUMBER(FIND(&quot;廃止&quot;;[.$C24]))));MAX([.$B$1:.$B23])+1;&quot;&quot;)">
            <text:p/>
          </table:table-cell>
          <table:table-cell table:style-name="ce208" office:value-type="string" calcext:value-type="string">
            <text:p>MenuShortcut-20</text:p>
          </table:table-cell>
          <table:table-cell table:style-name="ce208" office:value-type="string" calcext:value-type="string">
            <text:p>ツール＞ウェブ開発＞WebIDE</text:p>
          </table:table-cell>
          <table:table-cell table:style-name="ce208" office:value-type="string" calcext:value-type="string">
            <text:p>webide</text:p>
          </table:table-cell>
          <table:table-cell table:style-name="ce213" office:value-type="string" calcext:value-type="string">
            <text:p>Shift-F8</text:p>
          </table:table-cell>
          <table:table-cell table:style-name="ce213" office:value-type="string" calcext:value-type="string">
            <text:p>#key_webide,</text:p>
            <text:p><text:span text:style-name="T4">#menu_webide,</text:span></text:p>
            <text:p><text:span text:style-name="T4">[key='key_webide']</text:span></text:p>
          </table:table-cell>
          <table:table-cell table:style-name="ce213"/>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08" office:value-type="string" calcext:value-type="string">
            <text:p>Shift-F8</text:p>
          </table:table-cell>
          <table:table-cell table:style-name="ce208" office:value-type="string" calcext:value-type="string">
            <text:p>#key_webide,</text:p>
            <text:p><text:span text:style-name="T4">#menu_webide,</text:span></text:p>
            <text:p><text:span text:style-name="T4">[key='key_webide']</text:span></text:p>
          </table:table-cell>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5">
          <table:table-cell table:style-name="ce6"/>
          <table:table-cell table:style-name="ce6" table:formula="of:=IF(AND([.$A25]&lt;&gt;&quot;&quot;;NOT(ISNUMBER(FIND(&quot;廃止&quot;;[.$C25]))));MAX([.$B$1:.$B24])+1;&quot;&quot;)">
            <text:p/>
          </table:table-cell>
          <table:table-cell table:style-name="ce208" office:value-type="string" calcext:value-type="string">
            <text:p>MenuShortcut-21</text:p>
          </table:table-cell>
          <table:table-cell table:style-name="ce208" office:value-type="string" calcext:value-type="string">
            <text:p>ツール＞ウェブ開発＞ブラウザツールボックス</text:p>
          </table:table-cell>
          <table:table-cell table:style-name="ce208" office:value-type="string" calcext:value-type="string">
            <text:p>browserToolbox</text:p>
          </table:table-cell>
          <table:table-cell table:style-name="ce213" office:value-type="string" calcext:value-type="string">
            <text:p>Ctrl-Shift-Alt-I</text:p>
          </table:table-cell>
          <table:table-cell table:style-name="ce213" office:value-type="string" calcext:value-type="string">
            <text:p>#key_browserToolbox,</text:p>
            <text:p><text:span text:style-name="T4">#menu_browserToolbox,</text:span></text:p>
            <text:p><text:span text:style-name="T4">[key='key_browserToolbox']</text:span></text:p>
          </table:table-cell>
          <table:table-cell table:style-name="ce213"/>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08" office:value-type="string" calcext:value-type="string">
            <text:p>Ctrl-Shift-Alt-I</text:p>
          </table:table-cell>
          <table:table-cell table:style-name="ce208" office:value-type="string" calcext:value-type="string">
            <text:p>#key_browserToolbox,</text:p>
            <text:p><text:span text:style-name="T4">#menu_browserToolbox,</text:span></text:p>
            <text:p><text:span text:style-name="T4">[key='key_browserToolbox']</text:span></text:p>
          </table:table-cell>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2">
          <table:table-cell table:style-name="ce6"/>
          <table:table-cell table:style-name="ce6" table:formula="of:=IF(AND([.$A26]&lt;&gt;&quot;&quot;;NOT(ISNUMBER(FIND(&quot;廃止&quot;;[.$C26]))));MAX([.$B$1:.$B25])+1;&quot;&quot;)">
            <text:p/>
          </table:table-cell>
          <table:table-cell table:style-name="ce208" office:value-type="string" calcext:value-type="string">
            <text:p>MenuShortcut-22</text:p>
          </table:table-cell>
          <table:table-cell table:style-name="ce208" office:value-type="string" calcext:value-type="string">
            <text:p>ツール＞ウェブ開発＞ブラウザコンソール</text:p>
          </table:table-cell>
          <table:table-cell table:style-name="ce208" office:value-type="string" calcext:value-type="string">
            <text:p>browserConsole</text:p>
          </table:table-cell>
          <table:table-cell table:style-name="ce213" office:value-type="string" calcext:value-type="string">
            <text:p>Ctrl-Shift-J</text:p>
          </table:table-cell>
          <table:table-cell table:style-name="ce220"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20"/>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08"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2">
          <table:table-cell table:style-name="ce6"/>
          <table:table-cell table:style-name="ce6" table:formula="of:=IF(AND([.$A27]&lt;&gt;&quot;&quot;;NOT(ISNUMBER(FIND(&quot;廃止&quot;;[.$C27]))));MAX([.$B$1:.$B26])+1;&quot;&quot;)">
            <text:p/>
          </table:table-cell>
          <table:table-cell table:style-name="ce208" office:value-type="string" calcext:value-type="string">
            <text:p>MenuShortcut-23</text:p>
          </table:table-cell>
          <table:table-cell table:style-name="ce208" office:value-type="string" calcext:value-type="string">
            <text:p>ツール＞ウェブ開発＞レスポンシブデザインビュー</text:p>
          </table:table-cell>
          <table:table-cell table:style-name="ce208" office:value-type="string" calcext:value-type="string">
            <text:p>resposiveUI</text:p>
          </table:table-cell>
          <table:table-cell table:style-name="ce213" office:value-type="string" calcext:value-type="string">
            <text:p>Ctrl-Shift-M</text:p>
          </table:table-cell>
          <table:table-cell table:style-name="ce213"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13"/>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08" office:value-type="string" calcext:value-type="string">
            <text:p>Ctrl-Shift-M</text:p>
          </table:table-cell>
          <table:table-cell table:style-name="ce208" office:value-type="string" calcext:value-type="string">
            <text:p><text:span text:style-name="T1">#key_responsiveUI,</text:span></text:p>
            <text:p><text:span text:style-name="T4">#menu_responsiveUI,</text:span></text:p>
            <text:p><text:span text:style-name="T4">[key='key_responsiveUI']</text:span></text:p>
          </table:table-cell>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3">
          <table:table-cell table:style-name="ce6"/>
          <table:table-cell table:style-name="ce6" table:formula="of:=IF(AND([.$A28]&lt;&gt;&quot;&quot;;NOT(ISNUMBER(FIND(&quot;廃止&quot;;[.$C28]))));MAX([.$B$1:.$B27])+1;&quot;&quot;)">
            <text:p/>
          </table:table-cell>
          <table:table-cell table:style-name="ce208" office:value-type="string" calcext:value-type="string">
            <text:p>MenuShortcut-24</text:p>
          </table:table-cell>
          <table:table-cell table:style-name="ce208" office:value-type="string" calcext:value-type="string">
            <text:p>ツール＞ウェブ開発＞スポイト</text:p>
          </table:table-cell>
          <table:table-cell table:style-name="ce208" office:value-type="string" calcext:value-type="string">
            <text:p>eyedropper</text:p>
          </table:table-cell>
          <table:table-cell table:style-name="ce213" office:value-type="string" calcext:value-type="string">
            <text:p>-</text:p>
          </table:table-cell>
          <table:table-cell table:style-name="ce213"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13"/>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08" office:value-type="string" calcext:value-type="string">
            <text:p>-</text:p>
          </table:table-cell>
          <table:table-cell table:style-name="ce20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7">
          <table:table-cell table:style-name="ce6"/>
          <table:table-cell table:style-name="ce6" table:formula="of:=IF(AND([.$A29]&lt;&gt;&quot;&quot;;NOT(ISNUMBER(FIND(&quot;廃止&quot;;[.$C29]))));MAX([.$B$1:.$B28])+1;&quot;&quot;)">
            <text:p/>
          </table:table-cell>
          <table:table-cell table:style-name="ce208" office:value-type="string" calcext:value-type="string">
            <text:p>MenuShortcut-25</text:p>
          </table:table-cell>
          <table:table-cell table:style-name="ce208" office:value-type="string" calcext:value-type="string">
            <text:p>ツール＞ウェブ開発＞スクラッチパッド</text:p>
          </table:table-cell>
          <table:table-cell table:style-name="ce208" office:value-type="string" calcext:value-type="string">
            <text:p>scratchpad</text:p>
          </table:table-cell>
          <table:table-cell table:style-name="ce213" office:value-type="string" calcext:value-type="string">
            <text:p>Shift-F4</text:p>
          </table:table-cell>
          <table:table-cell table:style-name="ce220" office:value-type="string" calcext:value-type="string">
            <text:p><text:span text:style-name="T1">#key_scratchpad,</text:span></text:p>
            <text:p><text:span text:style-name="T1">#menu_scratchpad,</text:span></text:p>
            <text:p><text:span text:style-name="T1">[key='key_scratchpad']</text:span></text:p>
          </table:table-cell>
          <table:table-cell table:style-name="ce220"/>
          <table:table-cell table:style-name="ce213"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08"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08"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7">
          <table:table-cell table:style-name="ce6"/>
          <table:table-cell table:style-name="ce6" table:formula="of:=IF(AND([.$A30]&lt;&gt;&quot;&quot;;NOT(ISNUMBER(FIND(&quot;廃止&quot;;[.$C30]))));MAX([.$B$1:.$B29])+1;&quot;&quot;)">
            <text:p/>
          </table:table-cell>
          <table:table-cell table:style-name="ce208" office:value-type="string" calcext:value-type="string">
            <text:p>MenuShortcut-26</text:p>
          </table:table-cell>
          <table:table-cell table:style-name="ce208" office:value-type="string" calcext:value-type="string">
            <text:p>ツール＞ウェブ開発＞ページのソース</text:p>
          </table:table-cell>
          <table:table-cell table:style-name="ce208" office:value-type="string" calcext:value-type="string">
            <text:p>viewSource</text:p>
          </table:table-cell>
          <table:table-cell table:style-name="ce213" office:value-type="string" calcext:value-type="string">
            <text:p>Ctrl-U</text:p>
          </table:table-cell>
          <table:table-cell table:style-name="ce213"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13"/>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08" office:value-type="string" calcext:value-type="string">
            <text:p>Ctrl-U</text:p>
          </table:table-cell>
          <table:table-cell table:style-name="ce208"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5">
          <table:table-cell table:style-name="ce6"/>
          <table:table-cell table:style-name="ce6" table:formula="of:=IF(AND([.$A31]&lt;&gt;&quot;&quot;;NOT(ISNUMBER(FIND(&quot;廃止&quot;;[.$C31]))));MAX([.$B$1:.$B30])+1;&quot;&quot;)">
            <text:p/>
          </table:table-cell>
          <table:table-cell table:style-name="ce208" office:value-type="string" calcext:value-type="string">
            <text:p>MenuShortcut-27（廃止）</text:p>
          </table:table-cell>
          <table:table-cell table:style-name="ce208" office:value-type="string" calcext:value-type="string">
            <text:p>ツール＞ウェブ開発＞エラーコンソール</text:p>
          </table:table-cell>
          <table:table-cell table:style-name="ce208" office:value-type="string" calcext:value-type="string">
            <text:p>errorConsole</text:p>
          </table:table-cell>
          <table:table-cell table:style-name="ce213" office:value-type="string" calcext:value-type="string">
            <text:p>Firefox 48で廃止</text:p>
          </table:table-cell>
          <table:table-cell table:style-name="ce213"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08" office:value-type="string" calcext:value-type="string">
            <text:p>Firefox 48で廃止</text:p>
          </table:table-cell>
          <table:table-cell table:style-name="ce208"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3">
          <table:table-cell table:style-name="ce6"/>
          <table:table-cell table:style-name="ce6" table:formula="of:=IF(AND([.$A32]&lt;&gt;&quot;&quot;;NOT(ISNUMBER(FIND(&quot;廃止&quot;;[.$C32]))));MAX([.$B$1:.$B31])+1;&quot;&quot;)">
            <text:p/>
          </table:table-cell>
          <table:table-cell table:style-name="ce208" office:value-type="string" calcext:value-type="string">
            <text:p>MenuShortcut-28</text:p>
          </table:table-cell>
          <table:table-cell table:style-name="ce208" office:value-type="string" calcext:value-type="string">
            <text:p>ツール＞ウェブ開発＞接続...</text:p>
          </table:table-cell>
          <table:table-cell table:style-name="ce208" office:value-type="string" calcext:value-type="string">
            <text:p>devtools_connect</text:p>
          </table:table-cell>
          <table:table-cell table:style-name="ce213" office:value-type="string" calcext:value-type="string">
            <text:p>-</text:p>
          </table:table-cell>
          <table:table-cell table:style-name="ce213" office:value-type="string" calcext:value-type="string">
            <text:p>#menu_devtools_connect,</text:p>
            <text:p><text:span text:style-name="T4">.subviewbutton[label='接続...'],</text:span></text:p>
            <text:p><text:span text:style-name="T4">.subviewbutton[label='Connect…']</text:span></text:p>
          </table:table-cell>
          <table:table-cell table:style-name="ce213"/>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08" office:value-type="string" calcext:value-type="string">
            <text:p>-</text:p>
          </table:table-cell>
          <table:table-cell table:style-name="ce208" office:value-type="string" calcext:value-type="string">
            <text:p>#menu_devtools_connect,</text:p>
            <text:p><text:span text:style-name="T4">.subviewbutton[label='接続...'],</text:span></text:p>
            <text:p><text:span text:style-name="T4">.subviewbutton[label='Connect…']</text:span></text:p>
          </table:table-cell>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3">
          <table:table-cell table:style-name="ce6"/>
          <table:table-cell table:style-name="ce6" table:formula="of:=IF(AND([.$A33]&lt;&gt;&quot;&quot;;NOT(ISNUMBER(FIND(&quot;廃止&quot;;[.$C33]))));MAX([.$B$1:.$B32])+1;&quot;&quot;)">
            <text:p/>
          </table:table-cell>
          <table:table-cell table:style-name="ce208" office:value-type="string" calcext:value-type="string">
            <text:p>MenuShortcut-29</text:p>
          </table:table-cell>
          <table:table-cell table:style-name="ce208" office:value-type="string" calcext:value-type="string">
            <text:p>ツール＞ウェブ開発＞その他のツールを入手</text:p>
          </table:table-cell>
          <table:table-cell table:style-name="ce208" office:value-type="string" calcext:value-type="string">
            <text:p>getMoreDevtools</text:p>
          </table:table-cell>
          <table:table-cell table:style-name="ce213" office:value-type="string" calcext:value-type="string">
            <text:p>-</text:p>
          </table:table-cell>
          <table:table-cell table:style-name="ce213"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13"/>
          <table:table-cell table:style-name="ce213"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08" office:value-type="string" calcext:value-type="string">
            <text:p>-</text:p>
          </table:table-cell>
          <table:table-cell table:style-name="ce20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08"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1">
          <table:table-cell table:style-name="ce6"/>
          <table:table-cell table:style-name="ce6" table:formula="of:=IF(AND([.$A34]&lt;&gt;&quot;&quot;;NOT(ISNUMBER(FIND(&quot;廃止&quot;;[.$C34]))));MAX([.$B$1:.$B33])+1;&quot;&quot;)">
            <text:p/>
          </table:table-cell>
          <table:table-cell table:style-name="ce208" office:value-type="string" calcext:value-type="string">
            <text:p>MenuShortcut-30</text:p>
          </table:table-cell>
          <table:table-cell table:style-name="ce208" office:value-type="string" calcext:value-type="string">
            <text:p>ヘルプ＞Firefoxヘルプ</text:p>
            <text:p>（旧バージョンでは「ヘルプ」）</text:p>
          </table:table-cell>
          <table:table-cell table:style-name="ce208" office:value-type="string" calcext:value-type="string">
            <text:p>openHelp</text:p>
          </table:table-cell>
          <table:table-cell table:style-name="ce213" office:value-type="string" calcext:value-type="string">
            <text:p>-</text:p>
          </table:table-cell>
          <table:table-cell table:style-name="ce213" office:value-type="string" calcext:value-type="string">
            <text:p>#menu_openHelp,</text:p>
            <text:p>#key_openHelpMac,</text:p>
            <text:p>.subviewbutton[oncommand^='openHelp'][oncommand*='firefox-help']</text:p>
          </table:table-cell>
          <table:table-cell table:style-name="ce213"/>
          <table:table-cell table:style-name="ce21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08" office:value-type="string" calcext:value-type="string">
            <text:p>-</text:p>
          </table:table-cell>
          <table:table-cell table:style-name="ce208" office:value-type="string" calcext:value-type="string">
            <text:p>#menu_openHelp,</text:p>
            <text:p>#key_openHelpMac,</text:p>
            <text:p>.subviewbutton[oncommand^='openHelp'][oncommand*='firefox-help']</text:p>
          </table:table-cell>
          <table:table-cell table:style-name="ce20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5">
          <table:table-cell table:style-name="ce6"/>
          <table:table-cell table:style-name="ce6" table:formula="of:=IF(AND([.$A35]&lt;&gt;&quot;&quot;;NOT(ISNUMBER(FIND(&quot;廃止&quot;;[.$C35]))));MAX([.$B$1:.$B34])+1;&quot;&quot;)">
            <text:p/>
          </table:table-cell>
          <table:table-cell table:style-name="ce208" office:value-type="string" calcext:value-type="string">
            <text:p>MenuShortcut-31</text:p>
          </table:table-cell>
          <table:table-cell table:style-name="ce208" office:value-type="string" calcext:value-type="string">
            <text:p>ヘルプ＞Firefoxツアー</text:p>
          </table:table-cell>
          <table:table-cell table:style-name="ce208" office:value-type="string" calcext:value-type="string">
            <text:p>tour</text:p>
          </table:table-cell>
          <table:table-cell table:style-name="ce213" office:value-type="string" calcext:value-type="string">
            <text:p>-</text:p>
          </table:table-cell>
          <table:table-cell table:style-name="ce213" office:value-type="string" calcext:value-type="string">
            <text:p>#menu_openTour,</text:p>
            <text:p>.subviewbutton[oncommand^='openTourPage']</text:p>
          </table:table-cell>
          <table:table-cell table:style-name="ce213"/>
          <table:table-cell table:style-name="ce21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08" office:value-type="string" calcext:value-type="string">
            <text:p>-</text:p>
          </table:table-cell>
          <table:table-cell table:style-name="ce208" office:value-type="string" calcext:value-type="string">
            <text:p>#menu_openTour,</text:p>
            <text:p>.subviewbutton[oncommand^='openTourPage']</text:p>
          </table:table-cell>
          <table:table-cell table:style-name="ce20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5">
          <table:table-cell table:style-name="ce6"/>
          <table:table-cell table:style-name="ce6" table:formula="of:=IF(AND([.$A36]&lt;&gt;&quot;&quot;;NOT(ISNUMBER(FIND(&quot;廃止&quot;;[.$C36]))));MAX([.$B$1:.$B35])+1;&quot;&quot;)">
            <text:p/>
          </table:table-cell>
          <table:table-cell table:style-name="ce208" office:value-type="string" calcext:value-type="string">
            <text:p>MenuShortcut-32</text:p>
          </table:table-cell>
          <table:table-cell table:style-name="ce208" office:value-type="string" calcext:value-type="string">
            <text:p>ヘルプ＞キーボードショートカット</text:p>
          </table:table-cell>
          <table:table-cell table:style-name="ce208" office:value-type="string" calcext:value-type="string">
            <text:p>keyboardShortcuts</text:p>
          </table:table-cell>
          <table:table-cell table:style-name="ce213" office:value-type="string" calcext:value-type="string">
            <text:p>-</text:p>
          </table:table-cell>
          <table:table-cell table:style-name="ce213" office:value-type="string" calcext:value-type="string">
            <text:p>#menu_keyboardShortcuts,</text:p>
            <text:p><text:span text:style-name="T5">.subviewbutton[oncommand^='openHelp'][oncommand*='keyboard-shortcuts']</text:span></text:p>
          </table:table-cell>
          <table:table-cell table:style-name="ce213"/>
          <table:table-cell table:style-name="ce21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08" office:value-type="string" calcext:value-type="string">
            <text:p>-</text:p>
          </table:table-cell>
          <table:table-cell table:style-name="ce208" office:value-type="string" calcext:value-type="string">
            <text:p>#menu_keyboardShortcuts,</text:p>
            <text:p><text:span text:style-name="T5">.subviewbutton[oncommand^='openHelp'][oncommand*='keyboard-shortcuts']</text:span></text:p>
          </table:table-cell>
          <table:table-cell table:style-name="ce20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1">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15" office:value-type="string" calcext:value-type="string">
            <text:p>Firefox 59で廃止</text:p>
          </table:table-cell>
          <table:table-cell table:style-name="ce215" office:value-type="string" calcext:value-type="string">
            <text:p>#healthReport,</text:p>
            <text:p>.subviewbutton[oncommand^='openHealthReport']</text:p>
            <text:p/>
            <text:p><text:span text:style-name="T22">代替はabout:telemetry</text:span></text:p>
          </table:table-cell>
          <table:table-cell table:style-name="ce215"/>
          <table:table-cell table:style-name="ce215"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08" office:value-type="string" calcext:value-type="string">
            <text:p>-</text:p>
          </table:table-cell>
          <table:table-cell table:style-name="ce208" office:value-type="string" calcext:value-type="string">
            <text:p>#healthReport,</text:p>
            <text:p>.subviewbutton[oncommand^='openHealthReport']</text:p>
          </table:table-cell>
          <table:table-cell table:style-name="ce20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29">
          <table:table-cell table:style-name="ce6"/>
          <table:table-cell table:style-name="ce6" table:formula="of:=IF(AND([.$A38]&lt;&gt;&quot;&quot;;NOT(ISNUMBER(FIND(&quot;廃止&quot;;[.$C38]))));MAX([.$B$1:.$B37])+1;&quot;&quot;)">
            <text:p/>
          </table:table-cell>
          <table:table-cell table:style-name="ce208" office:value-type="string" calcext:value-type="string">
            <text:p>MenuShortcut-34（廃止）</text:p>
          </table:table-cell>
          <table:table-cell table:style-name="ce208" office:value-type="string" calcext:value-type="string">
            <text:p>ヘルプ＞使いこなそう</text:p>
          </table:table-cell>
          <table:table-cell table:style-name="ce208" office:value-type="string" calcext:value-type="string">
            <text:p>gettingStarted</text:p>
          </table:table-cell>
          <table:table-cell table:style-name="ce213" office:value-type="string" calcext:value-type="string">
            <text:p>Firefox 31で廃止</text:p>
          </table:table-cell>
          <table:table-cell table:style-name="ce213" table:number-columns-repeated="3"/>
          <table:table-cell table:style-name="ce6" table:number-columns-repeated="2"/>
          <table:table-cell table:style-name="ce6" table:formula="of:=IF(AND([.F38]=[.M38];[.G38]=[.N38];[.I38]=[.O38]);&quot;&quot;;IF([.M38]=&quot;&quot;;&quot;新規&quot;;&quot;変更あり&quot;))">
            <text:p/>
          </table:table-cell>
          <table:table-cell table:style-name="ce208" office:value-type="string" calcext:value-type="string">
            <text:p>Firefox 31で廃止</text:p>
          </table:table-cell>
          <table:table-cell table:style-name="ce208"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1">
          <table:table-cell table:style-name="ce6"/>
          <table:table-cell table:style-name="ce6" table:formula="of:=IF(AND([.$A39]&lt;&gt;&quot;&quot;;NOT(ISNUMBER(FIND(&quot;廃止&quot;;[.$C39]))));MAX([.$B$1:.$B38])+1;&quot;&quot;)">
            <text:p/>
          </table:table-cell>
          <table:table-cell table:style-name="ce208" office:value-type="string" calcext:value-type="string">
            <text:p>MenuShortcut-35</text:p>
          </table:table-cell>
          <table:table-cell table:style-name="ce208" office:value-type="string" calcext:value-type="string">
            <text:p>ヘルプ＞トラブルシューティング情報</text:p>
          </table:table-cell>
          <table:table-cell table:style-name="ce208" office:value-type="string" calcext:value-type="string">
            <text:p>troubleshootingInfo</text:p>
          </table:table-cell>
          <table:table-cell table:style-name="ce213" office:value-type="string" calcext:value-type="string">
            <text:p>-</text:p>
          </table:table-cell>
          <table:table-cell table:style-name="ce213" office:value-type="string" calcext:value-type="string">
            <text:p>#troubleShooting,</text:p>
            <text:p>.subviewbutton[oncommand^='openTroubleshootingPage']</text:p>
          </table:table-cell>
          <table:table-cell table:style-name="ce213"/>
          <table:table-cell table:style-name="ce21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08" office:value-type="string" calcext:value-type="string">
            <text:p>-</text:p>
          </table:table-cell>
          <table:table-cell table:style-name="ce208" office:value-type="string" calcext:value-type="string">
            <text:p>#troubleShooting,</text:p>
            <text:p>.subviewbutton[oncommand^='openTroubleshootingPage']</text:p>
          </table:table-cell>
          <table:table-cell table:style-name="ce20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5">
          <table:table-cell table:style-name="ce6"/>
          <table:table-cell table:style-name="ce6" table:formula="of:=IF(AND([.$A40]&lt;&gt;&quot;&quot;;NOT(ISNUMBER(FIND(&quot;廃止&quot;;[.$C40]))));MAX([.$B$1:.$B39])+1;&quot;&quot;)">
            <text:p/>
          </table:table-cell>
          <table:table-cell table:style-name="ce208" office:value-type="string" calcext:value-type="string">
            <text:p>MenuShortcut-36</text:p>
          </table:table-cell>
          <table:table-cell table:style-name="ce208" office:value-type="string" calcext:value-type="string">
            <text:p>ヘルプ＞フィードバックを送信</text:p>
          </table:table-cell>
          <table:table-cell table:style-name="ce208" office:value-type="string" calcext:value-type="string">
            <text:p>feedbackPage</text:p>
          </table:table-cell>
          <table:table-cell table:style-name="ce213" office:value-type="string" calcext:value-type="string">
            <text:p>-</text:p>
          </table:table-cell>
          <table:table-cell table:style-name="ce213" office:value-type="string" calcext:value-type="string">
            <text:p>#feedbackPage,</text:p>
            <text:p>.subviewbutton[oncommand^='openFeedbackPage']</text:p>
          </table:table-cell>
          <table:table-cell table:style-name="ce213"/>
          <table:table-cell table:style-name="ce21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08" office:value-type="string" calcext:value-type="string">
            <text:p>-</text:p>
          </table:table-cell>
          <table:table-cell table:style-name="ce208" office:value-type="string" calcext:value-type="string">
            <text:p>#feedbackPage,</text:p>
            <text:p>.subviewbutton[oncommand^='openFeedbackPage']</text:p>
          </table:table-cell>
          <table:table-cell table:style-name="ce20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5">
          <table:table-cell table:style-name="ce6"/>
          <table:table-cell table:style-name="ce6" table:formula="of:=IF(AND([.$A41]&lt;&gt;&quot;&quot;;NOT(ISNUMBER(FIND(&quot;廃止&quot;;[.$C41]))));MAX([.$B$1:.$B40])+1;&quot;&quot;)">
            <text:p/>
          </table:table-cell>
          <table:table-cell table:style-name="ce208" office:value-type="string" calcext:value-type="string">
            <text:p>MenuShortcut-37</text:p>
          </table:table-cell>
          <table:table-cell table:style-name="ce208" office:value-type="string" calcext:value-type="string">
            <text:p>ヘルプ＞アドオンを無効にして再起動</text:p>
          </table:table-cell>
          <table:table-cell table:style-name="ce208" office:value-type="string" calcext:value-type="string">
            <text:p>helpSafeMode</text:p>
          </table:table-cell>
          <table:table-cell table:style-name="ce213" office:value-type="string" calcext:value-type="string">
            <text:p>-</text:p>
          </table:table-cell>
          <table:table-cell table:style-name="ce213" office:value-type="string" calcext:value-type="string">
            <text:p>#helpSafeMode,</text:p>
            <text:p>.subviewbutton[oncommand^='safeModeRestart']</text:p>
          </table:table-cell>
          <table:table-cell table:style-name="ce213"/>
          <table:table-cell table:style-name="ce21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08" office:value-type="string" calcext:value-type="string">
            <text:p>-</text:p>
          </table:table-cell>
          <table:table-cell table:style-name="ce208" office:value-type="string" calcext:value-type="string">
            <text:p>#helpSafeMode,</text:p>
            <text:p>.subviewbutton[oncommand^='safeModeRestart']</text:p>
          </table:table-cell>
          <table:table-cell table:style-name="ce20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5">
          <table:table-cell table:style-name="ce6"/>
          <table:table-cell table:style-name="ce6" table:formula="of:=IF(AND([.$A42]&lt;&gt;&quot;&quot;;NOT(ISNUMBER(FIND(&quot;廃止&quot;;[.$C42]))));MAX([.$B$1:.$B41])+1;&quot;&quot;)">
            <text:p/>
          </table:table-cell>
          <table:table-cell table:style-name="ce208" office:value-type="string" calcext:value-type="string">
            <text:p>MenuShortcut-38</text:p>
          </table:table-cell>
          <table:table-cell table:style-name="ce208" office:value-type="string" calcext:value-type="string">
            <text:p>ヘルプ＞詐欺サイトを報告</text:p>
          </table:table-cell>
          <table:table-cell table:style-name="ce208" office:value-type="string" calcext:value-type="string">
            <text:p>reportPhishingtoolmenu</text:p>
          </table:table-cell>
          <table:table-cell table:style-name="ce213" office:value-type="string" calcext:value-type="string">
            <text:p>-</text:p>
          </table:table-cell>
          <table:table-cell table:style-name="ce213" office:value-type="string" calcext:value-type="string">
            <text:p>#menu_HelpPopup_reportPhishingtoolmenu,</text:p>
            <text:p>.subviewbutton[oncommand*='getReportURL'][oncommand*='Phish']</text:p>
          </table:table-cell>
          <table:table-cell table:style-name="ce213"/>
          <table:table-cell table:style-name="ce21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08" office:value-type="string" calcext:value-type="string">
            <text:p>-</text:p>
          </table:table-cell>
          <table:table-cell table:style-name="ce208" office:value-type="string" calcext:value-type="string">
            <text:p>#menu_HelpPopup_reportPhishingtoolmenu,</text:p>
            <text:p>.subviewbutton[oncommand*='getReportURL'][oncommand*='Phish']</text:p>
          </table:table-cell>
          <table:table-cell table:style-name="ce20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5">
          <table:table-cell table:style-name="ce6"/>
          <table:table-cell table:style-name="ce6" table:formula="of:=IF(AND([.$A43]&lt;&gt;&quot;&quot;;NOT(ISNUMBER(FIND(&quot;廃止&quot;;[.$C43]))));MAX([.$B$1:.$B42])+1;&quot;&quot;)">
            <text:p/>
          </table:table-cell>
          <table:table-cell table:style-name="ce208" office:value-type="string" calcext:value-type="string">
            <text:p>MenuShortcut-39</text:p>
          </table:table-cell>
          <table:table-cell table:style-name="ce208" office:value-type="string" calcext:value-type="string">
            <text:p>ヘルプ＞誤警告を報告</text:p>
          </table:table-cell>
          <table:table-cell table:style-name="ce208" office:value-type="string" calcext:value-type="string">
            <text:p>reportPhishingErrortoolmenu</text:p>
          </table:table-cell>
          <table:table-cell table:style-name="ce213" office:value-type="string" calcext:value-type="string">
            <text:p>-</text:p>
          </table:table-cell>
          <table:table-cell table:style-name="ce213" office:value-type="string" calcext:value-type="string">
            <text:p>#menu_HelpPopup_reportPhishingErrortoolmenu</text:p>
          </table:table-cell>
          <table:table-cell table:style-name="ce213"/>
          <table:table-cell table:style-name="ce213"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08" office:value-type="string" calcext:value-type="string">
            <text:p>-</text:p>
          </table:table-cell>
          <table:table-cell table:style-name="ce208" office:value-type="string" calcext:value-type="string">
            <text:p>#menu_HelpPopup_reportPhishingErrortoolmenu,</text:p>
            <text:p>.subviewbutton[oncommand*='getReportURL'][oncommand*='Error']</text:p>
          </table:table-cell>
          <table:table-cell table:style-name="ce20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8">
          <table:table-cell table:style-name="ce6"/>
          <table:table-cell table:style-name="ce6" table:formula="of:=IF(AND([.$A44]&lt;&gt;&quot;&quot;;NOT(ISNUMBER(FIND(&quot;廃止&quot;;[.$C44]))));MAX([.$B$1:.$B43])+1;&quot;&quot;)">
            <text:p/>
          </table:table-cell>
          <table:table-cell table:style-name="ce208" office:value-type="string" calcext:value-type="string">
            <text:p>MenuShortcut-40</text:p>
          </table:table-cell>
          <table:table-cell table:style-name="ce208" office:value-type="string" calcext:value-type="string">
            <text:p>ヘルプ＞Firefoxについて のセパレータ</text:p>
          </table:table-cell>
          <table:table-cell table:style-name="ce208" office:value-type="string" calcext:value-type="string">
            <text:p>aboutSeparator</text:p>
          </table:table-cell>
          <table:table-cell table:style-name="ce213" office:value-type="string" calcext:value-type="string">
            <text:p>-</text:p>
          </table:table-cell>
          <table:table-cell table:style-name="ce213" office:value-type="string" calcext:value-type="string">
            <text:p>#aboutSeparator</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08" office:value-type="string" calcext:value-type="string">
            <text:p>-</text:p>
          </table:table-cell>
          <table:table-cell table:style-name="ce208" office:value-type="string" calcext:value-type="string">
            <text:p>#aboutSeparator</text:p>
          </table:table-cell>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34">
          <table:table-cell table:style-name="ce6"/>
          <table:table-cell table:style-name="ce6" table:formula="of:=IF(AND([.$A45]&lt;&gt;&quot;&quot;;NOT(ISNUMBER(FIND(&quot;廃止&quot;;[.$C45]))));MAX([.$B$1:.$B44])+1;&quot;&quot;)">
            <text:p/>
          </table:table-cell>
          <table:table-cell table:style-name="ce208" office:value-type="string" calcext:value-type="string">
            <text:p>MenuShortcut-41</text:p>
          </table:table-cell>
          <table:table-cell table:style-name="ce208" office:value-type="string" calcext:value-type="string">
            <text:p>編集＞テキストの記述方向を切り替える</text:p>
          </table:table-cell>
          <table:table-cell table:style-name="ce208" office:value-type="string" calcext:value-type="string">
            <text:p>textfieldDirection</text:p>
          </table:table-cell>
          <table:table-cell table:style-name="ce213" office:value-type="string" calcext:value-type="string">
            <text:p>Ctrl-Shift-X</text:p>
          </table:table-cell>
          <table:table-cell table:style-name="ce213" office:value-type="string" calcext:value-type="string">
            <text:p>#textfieldDirection-separator,</text:p>
            <text:p>#textfieldDirection-swap,</text:p>
            <text:p>#key_switchTextDirection,</text:p>
            <text:p>#context-bidi-text-direction-toggle,</text:p>
            <text:p>#context-sep-bidi</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08" office:value-type="string" calcext:value-type="string">
            <text:p>Ctrl-Shift-X</text:p>
          </table:table-cell>
          <table:table-cell table:style-name="ce208" office:value-type="string" calcext:value-type="string">
            <text:p>#textfieldDirection-separator,</text:p>
            <text:p>#textfieldDirection-swap,</text:p>
            <text:p>#key_switchTextDirection,</text:p>
            <text:p>#context-bidi-text-direction-toggle,</text:p>
            <text:p>#context-sep-bidi</text:p>
          </table:table-cell>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1">
          <table:table-cell table:style-name="ce6"/>
          <table:table-cell table:style-name="ce6" table:formula="of:=IF(AND([.$A46]&lt;&gt;&quot;&quot;;NOT(ISNUMBER(FIND(&quot;廃止&quot;;[.$C46]))));MAX([.$B$1:.$B45])+1;&quot;&quot;)">
            <text:p/>
          </table:table-cell>
          <table:table-cell table:style-name="ce208" office:value-type="string" calcext:value-type="string">
            <text:p>MenuShortcut-42</text:p>
          </table:table-cell>
          <table:table-cell table:style-name="ce208" office:value-type="string" calcext:value-type="string">
            <text:p>表示＞ページの記述方向を切り替える</text:p>
          </table:table-cell>
          <table:table-cell table:style-name="ce208" office:value-type="string" calcext:value-type="string">
            <text:p>documentDirection</text:p>
          </table:table-cell>
          <table:table-cell table:style-name="ce213" office:value-type="string" calcext:value-type="string">
            <text:p>-</text:p>
          </table:table-cell>
          <table:table-cell table:style-name="ce213"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08" office:value-type="string" calcext:value-type="string">
            <text:p>-</text:p>
          </table:table-cell>
          <table:table-cell table:style-name="ce20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8">
          <table:table-cell table:style-name="ce6"/>
          <table:table-cell table:style-name="ce6" table:formula="of:=IF(AND([.$A47]&lt;&gt;&quot;&quot;;NOT(ISNUMBER(FIND(&quot;廃止&quot;;[.$C47]))));MAX([.$B$1:.$B46])+1;&quot;&quot;)">
            <text:p/>
          </table:table-cell>
          <table:table-cell table:style-name="ce208" office:value-type="string" calcext:value-type="string">
            <text:p>MenuShortcut-43</text:p>
          </table:table-cell>
          <table:table-cell table:style-name="ce208" office:value-type="string" calcext:value-type="string">
            <text:p>履歴＞（メニュー内のセパレータ）</text:p>
          </table:table-cell>
          <table:table-cell table:style-name="ce208" office:value-type="string" calcext:value-type="string">
            <text:p>historySeparator</text:p>
          </table:table-cell>
          <table:table-cell table:style-name="ce213" office:value-type="string" calcext:value-type="string">
            <text:p>-</text:p>
          </table:table-cell>
          <table:table-cell table:style-name="ce213" office:value-type="string" calcext:value-type="string">
            <text:p>#startHistorySeparator</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08" office:value-type="string" calcext:value-type="string">
            <text:p>-</text:p>
          </table:table-cell>
          <table:table-cell table:style-name="ce208" office:value-type="string" calcext:value-type="string">
            <text:p>#startHistorySeparator</text:p>
          </table:table-cell>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7">
          <table:table-cell table:style-name="ce6"/>
          <table:table-cell table:style-name="ce6" table:formula="of:=IF(AND([.$A48]&lt;&gt;&quot;&quot;;NOT(ISNUMBER(FIND(&quot;廃止&quot;;[.$C48]))));MAX([.$B$1:.$B47])+1;&quot;&quot;)">
            <text:p/>
          </table:table-cell>
          <table:table-cell table:style-name="ce208" office:value-type="string" calcext:value-type="string">
            <text:p>MenuShortcut-44</text:p>
          </table:table-cell>
          <table:table-cell table:style-name="ce208" office:value-type="string" calcext:value-type="string">
            <text:p>ブックマーク＞ブックマークツールバー</text:p>
            <text:p>（およびそれに付随する各項目）</text:p>
          </table:table-cell>
          <table:table-cell table:style-name="ce208" office:value-type="string" calcext:value-type="string">
            <text:p>bookmarksToolbarFolder</text:p>
          </table:table-cell>
          <table:table-cell table:style-name="ce213" office:value-type="string" calcext:value-type="string">
            <text:p>-</text:p>
          </table:table-cell>
          <table:table-cell table:style-name="ce213" office:value-type="string" calcext:value-type="string">
            <text:p>#organizeBookmarksSeparator,</text:p>
            <text:p>#bookmarksToolbarSeparator,</text:p>
            <text:p>#bookmarksToolbarFolderMenu,</text:p>
            <text:p>#panelMenu_viewBookmarksToolbar,</text:p>
            <text:p>#BMB_bookmarksToolbar</text:p>
          </table:table-cell>
          <table:table-cell table:style-name="ce213" office:value-type="string" calcext:value-type="string">
            <text:p>ブックマークをカスタマイズでツールバーに配置しておくこと。</text:p>
          </table:table-cell>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08" office:value-type="string" calcext:value-type="string">
            <text:p>-</text:p>
          </table:table-cell>
          <table:table-cell table:style-name="ce208"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4">
          <table:table-cell table:style-name="ce6"/>
          <table:table-cell table:style-name="ce6" table:formula="of:=IF(AND([.$A49]&lt;&gt;&quot;&quot;;NOT(ISNUMBER(FIND(&quot;廃止&quot;;[.$C49]))));MAX([.$B$1:.$B48])+1;&quot;&quot;)">
            <text:p/>
          </table:table-cell>
          <table:table-cell table:style-name="ce208" office:value-type="string" calcext:value-type="string">
            <text:p>MenuShortcut-45（廃止）</text:p>
          </table:table-cell>
          <table:table-cell table:style-name="ce208" office:value-type="string" calcext:value-type="string">
            <text:p>コンテンツ領域のコンテキストメニュー＞リンクを保存する...</text:p>
          </table:table-cell>
          <table:table-cell table:style-name="ce208" office:value-type="string" calcext:value-type="string">
            <text:p>context-marklink</text:p>
          </table:table-cell>
          <table:table-cell table:style-name="ce213" office:value-type="string" calcext:value-type="string">
            <text:p>Firefox 51で廃止</text:p>
          </table:table-cell>
          <table:table-cell table:style-name="ce213"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08" office:value-type="string" calcext:value-type="string">
            <text:p>Firefox 51で廃止</text:p>
          </table:table-cell>
          <table:table-cell table:style-name="ce208"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4">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15" office:value-type="string" calcext:value-type="string">
            <text:p>Firefox 57で廃止</text:p>
          </table:table-cell>
          <table:table-cell table:style-name="ce215" office:value-type="string" calcext:value-type="string">
            <text:p>#context-sharelink</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08" office:value-type="string" calcext:value-type="string">
            <text:p>-</text:p>
          </table:table-cell>
          <table:table-cell table:style-name="ce208" office:value-type="string" calcext:value-type="string">
            <text:p>#context-sharelink</text:p>
          </table:table-cell>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4">
          <table:table-cell table:style-name="ce6"/>
          <table:table-cell table:style-name="ce6" table:formula="of:=IF(AND([.$A51]&lt;&gt;&quot;&quot;;NOT(ISNUMBER(FIND(&quot;廃止&quot;;[.$C51]))));MAX([.$B$1:.$B50])+1;&quot;&quot;)">
            <text:p/>
          </table:table-cell>
          <table:table-cell table:style-name="ce208" office:value-type="string" calcext:value-type="string">
            <text:p>MenuShortcut-47</text:p>
          </table:table-cell>
          <table:table-cell table:style-name="ce208" office:value-type="string" calcext:value-type="string">
            <text:p>コンテンツ領域のコンテキストメニュー＞画像のURLをメールで送信</text:p>
          </table:table-cell>
          <table:table-cell table:style-name="ce208" office:value-type="string" calcext:value-type="string">
            <text:p>context-sendimage</text:p>
          </table:table-cell>
          <table:table-cell table:style-name="ce213" office:value-type="string" calcext:value-type="string">
            <text:p>-</text:p>
          </table:table-cell>
          <table:table-cell table:style-name="ce213" office:value-type="string" calcext:value-type="string">
            <text:p>#context-sendimage</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08" office:value-type="string" calcext:value-type="string">
            <text:p>-</text:p>
          </table:table-cell>
          <table:table-cell table:style-name="ce208" office:value-type="string" calcext:value-type="string">
            <text:p>#context-sendimage</text:p>
          </table:table-cell>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4">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16" office:value-type="string" calcext:value-type="string">
            <text:p>Firefox 57で廃止</text:p>
          </table:table-cell>
          <table:table-cell table:style-name="ce215" office:value-type="string" calcext:value-type="string">
            <text:p>#context-shareimag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08" office:value-type="string" calcext:value-type="string">
            <text:p>-</text:p>
          </table:table-cell>
          <table:table-cell table:style-name="ce208" office:value-type="string" calcext:value-type="string">
            <text:p>#context-shareimage</text:p>
          </table:table-cell>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4">
          <table:table-cell table:style-name="ce6"/>
          <table:table-cell table:style-name="ce6" table:formula="of:=IF(AND([.$A53]&lt;&gt;&quot;&quot;;NOT(ISNUMBER(FIND(&quot;廃止&quot;;[.$C53]))));MAX([.$B$1:.$B52])+1;&quot;&quot;)">
            <text:p/>
          </table:table-cell>
          <table:table-cell table:style-name="ce208" office:value-type="string" calcext:value-type="string">
            <text:p>MenuShortcut-49</text:p>
          </table:table-cell>
          <table:table-cell table:style-name="ce208" office:value-type="string" calcext:value-type="string">
            <text:p>コンテンツ領域のコンテキストメニュー＞動画のURLをメールで送信</text:p>
          </table:table-cell>
          <table:table-cell table:style-name="ce208" office:value-type="string" calcext:value-type="string">
            <text:p>context-sendvideo</text:p>
          </table:table-cell>
          <table:table-cell table:style-name="ce213" office:value-type="string" calcext:value-type="string">
            <text:p>-</text:p>
          </table:table-cell>
          <table:table-cell table:style-name="ce213" office:value-type="string" calcext:value-type="string">
            <text:p>#context-sendvideo</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08" office:value-type="string" calcext:value-type="string">
            <text:p>-</text:p>
          </table:table-cell>
          <table:table-cell table:style-name="ce208" office:value-type="string" calcext:value-type="string">
            <text:p>#context-sendvideo</text:p>
          </table:table-cell>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4">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15" office:value-type="string" calcext:value-type="string">
            <text:p>#context-sharevideo</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08" office:value-type="string" calcext:value-type="string">
            <text:p>-</text:p>
          </table:table-cell>
          <table:table-cell table:style-name="ce208" office:value-type="string" calcext:value-type="string">
            <text:p>#context-sharevideo</text:p>
          </table:table-cell>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4">
          <table:table-cell table:style-name="ce6"/>
          <table:table-cell table:style-name="ce6" table:formula="of:=IF(AND([.$A55]&lt;&gt;&quot;&quot;;NOT(ISNUMBER(FIND(&quot;廃止&quot;;[.$C55]))));MAX([.$B$1:.$B54])+1;&quot;&quot;)">
            <text:p/>
          </table:table-cell>
          <table:table-cell table:style-name="ce208" office:value-type="string" calcext:value-type="string">
            <text:p>MenuShortcut-51</text:p>
          </table:table-cell>
          <table:table-cell table:style-name="ce208" office:value-type="string" calcext:value-type="string">
            <text:p>コンテンツ領域のコンテキストメニュー＞オーディオのURLをメールで送信</text:p>
          </table:table-cell>
          <table:table-cell table:style-name="ce208" office:value-type="string" calcext:value-type="string">
            <text:p>context-sendaudio</text:p>
          </table:table-cell>
          <table:table-cell table:style-name="ce213" office:value-type="string" calcext:value-type="string">
            <text:p>-</text:p>
          </table:table-cell>
          <table:table-cell table:style-name="ce213" office:value-type="string" calcext:value-type="string">
            <text:p>#context-sendaudio</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08" office:value-type="string" calcext:value-type="string">
            <text:p>-</text:p>
          </table:table-cell>
          <table:table-cell table:style-name="ce208" office:value-type="string" calcext:value-type="string">
            <text:p>#context-sendaudio</text:p>
          </table:table-cell>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4">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15" office:value-type="string" calcext:value-type="string">
            <text:p>#context-sharepage</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08" office:value-type="string" calcext:value-type="string">
            <text:p>-</text:p>
          </table:table-cell>
          <table:table-cell table:style-name="ce208" office:value-type="string" calcext:value-type="string">
            <text:p>#context-sharepage</text:p>
          </table:table-cell>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4">
          <table:table-cell table:style-name="ce6"/>
          <table:table-cell table:style-name="ce6" table:formula="of:=IF(AND([.$A57]&lt;&gt;&quot;&quot;;NOT(ISNUMBER(FIND(&quot;廃止&quot;;[.$C57]))));MAX([.$B$1:.$B56])+1;&quot;&quot;)">
            <text:p/>
          </table:table-cell>
          <table:table-cell table:style-name="ce208" office:value-type="string" calcext:value-type="string">
            <text:p>MenuShortcut-53（廃止）</text:p>
          </table:table-cell>
          <table:table-cell table:style-name="ce208" office:value-type="string" calcext:value-type="string">
            <text:p>コンテンツ領域のコンテキストメニュー＞ページを保存する...</text:p>
          </table:table-cell>
          <table:table-cell table:style-name="ce208" office:value-type="string" calcext:value-type="string">
            <text:p>context-markpageMenu</text:p>
          </table:table-cell>
          <table:table-cell table:style-name="ce213" office:value-type="string" calcext:value-type="string">
            <text:p>Firefox 51で廃止</text:p>
          </table:table-cell>
          <table:table-cell table:style-name="ce213"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08" office:value-type="string" calcext:value-type="string">
            <text:p>Firefox 51で廃止</text:p>
          </table:table-cell>
          <table:table-cell table:style-name="ce208"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4">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15" office:value-type="string" calcext:value-type="string">
            <text:p>#context-shareselect</text:p>
          </table:table-cell>
          <table:table-cell table:style-name="ce215"/>
          <table:table-cell table:style-name="ce215"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08" office:value-type="string" calcext:value-type="string">
            <text:p>-</text:p>
          </table:table-cell>
          <table:table-cell table:style-name="ce208" office:value-type="string" calcext:value-type="string">
            <text:p>#context-shareselect</text:p>
          </table:table-cell>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5">
          <table:table-cell table:style-name="ce6"/>
          <table:table-cell table:style-name="ce6" table:formula="of:=IF(AND([.$A59]&lt;&gt;&quot;&quot;;NOT(ISNUMBER(FIND(&quot;廃止&quot;;[.$C59]))));MAX([.$B$1:.$B58])+1;&quot;&quot;)">
            <text:p/>
          </table:table-cell>
          <table:table-cell table:style-name="ce208" office:value-type="string" calcext:value-type="string">
            <text:p>MenuShortcut-55</text:p>
          </table:table-cell>
          <table:table-cell table:style-name="ce208" office:value-type="string" calcext:value-type="string">
            <text:p>コンテンツ領域のコンテキストメニュー＞デスクトップの背景に設定</text:p>
          </table:table-cell>
          <table:table-cell table:style-name="ce208" office:value-type="string" calcext:value-type="string">
            <text:p>context-setDesktopBackground</text:p>
          </table:table-cell>
          <table:table-cell table:style-name="ce213" office:value-type="string" calcext:value-type="string">
            <text:p>-</text:p>
          </table:table-cell>
          <table:table-cell table:style-name="ce213" office:value-type="string" calcext:value-type="string">
            <text:p>#context-setDesktopBackground</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08" office:value-type="string" calcext:value-type="string">
            <text:p>-</text:p>
          </table:table-cell>
          <table:table-cell table:style-name="ce208" office:value-type="string" calcext:value-type="string">
            <text:p>#context-setDesktopBackground</text:p>
          </table:table-cell>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29">
          <table:table-cell table:style-name="ce6"/>
          <table:table-cell table:style-name="ce6" table:formula="of:=IF(AND([.$A60]&lt;&gt;&quot;&quot;;NOT(ISNUMBER(FIND(&quot;廃止&quot;;[.$C60]))));MAX([.$B$1:.$B59])+1;&quot;&quot;)">
            <text:p/>
          </table:table-cell>
          <table:table-cell table:style-name="ce208" office:value-type="string" calcext:value-type="string">
            <text:p>MenuShortcut-56（廃止）</text:p>
          </table:table-cell>
          <table:table-cell table:style-name="ce208" office:value-type="string" calcext:value-type="string">
            <text:p>コンテンツ領域のコンテキストメニュー＞画像をブロック</text:p>
          </table:table-cell>
          <table:table-cell table:style-name="ce208" office:value-type="string" calcext:value-type="string">
            <text:p>context-blockimage</text:p>
          </table:table-cell>
          <table:table-cell table:style-name="ce213" office:value-type="string" calcext:value-type="string">
            <text:p>Firefox 31で廃止</text:p>
          </table:table-cell>
          <table:table-cell table:style-name="ce213" table:number-columns-repeated="3"/>
          <table:table-cell table:style-name="ce6" table:number-columns-repeated="2"/>
          <table:table-cell table:style-name="ce6" table:formula="of:=IF(AND([.F60]=[.M60];[.G60]=[.N60];[.I60]=[.O60]);&quot;&quot;;IF([.M60]=&quot;&quot;;&quot;新規&quot;;&quot;変更あり&quot;))">
            <text:p/>
          </table:table-cell>
          <table:table-cell table:style-name="ce208" office:value-type="string" calcext:value-type="string">
            <text:p>Firefox 31で廃止</text:p>
          </table:table-cell>
          <table:table-cell table:style-name="ce208"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8">
          <table:table-cell table:style-name="ce6"/>
          <table:table-cell table:style-name="ce6" table:formula="of:=IF(AND([.$A61]&lt;&gt;&quot;&quot;;NOT(ISNUMBER(FIND(&quot;廃止&quot;;[.$C61]))));MAX([.$B$1:.$B60])+1;&quot;&quot;)">
            <text:p/>
          </table:table-cell>
          <table:table-cell table:style-name="ce208" office:value-type="string" calcext:value-type="string">
            <text:p>MenuShortcut-57</text:p>
          </table:table-cell>
          <table:table-cell table:style-name="ce208" office:value-type="string" calcext:value-type="string">
            <text:p>コンテンツ領域のコンテキストメニュー＞要素を調査</text:p>
          </table:table-cell>
          <table:table-cell table:style-name="ce208" office:value-type="string" calcext:value-type="string">
            <text:p>context-inspect</text:p>
          </table:table-cell>
          <table:table-cell table:style-name="ce213" office:value-type="string" calcext:value-type="string">
            <text:p>-</text:p>
          </table:table-cell>
          <table:table-cell table:style-name="ce213" office:value-type="string" calcext:value-type="string">
            <text:p>#context-inspect,</text:p>
            <text:p>#inspect-separator</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08" office:value-type="string" calcext:value-type="string">
            <text:p>-</text:p>
          </table:table-cell>
          <table:table-cell table:style-name="ce208" office:value-type="string" calcext:value-type="string">
            <text:p>#context-inspect,</text:p>
            <text:p>#inspect-separator</text:p>
          </table:table-cell>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4">
          <table:table-cell table:style-name="ce6"/>
          <table:table-cell table:style-name="ce6" table:formula="of:=IF(AND([.$A62]&lt;&gt;&quot;&quot;;NOT(ISNUMBER(FIND(&quot;廃止&quot;;[.$C62]))));MAX([.$B$1:.$B61])+1;&quot;&quot;)">
            <text:p/>
          </table:table-cell>
          <table:table-cell table:style-name="ce208" office:value-type="string" calcext:value-type="string">
            <text:p>MenuShortcut-58</text:p>
          </table:table-cell>
          <table:table-cell table:style-name="ce208" office:value-type="string" calcext:value-type="string">
            <text:p>ポップアップブロック＞このサイトによるポップアップを許可する</text:p>
          </table:table-cell>
          <table:table-cell table:style-name="ce208" office:value-type="string" calcext:value-type="string">
            <text:p>blockedPopupAllowSite</text:p>
          </table:table-cell>
          <table:table-cell table:style-name="ce213" office:value-type="string" calcext:value-type="string">
            <text:p>-</text:p>
          </table:table-cell>
          <table:table-cell table:style-name="ce213" office:value-type="string" calcext:value-type="string">
            <text:p>#blockedPopupOptions menuitem[observes='blockedPopupAllowSite']</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08" office:value-type="string" calcext:value-type="string">
            <text:p>-</text:p>
          </table:table-cell>
          <table:table-cell table:style-name="ce208" office:value-type="string" calcext:value-type="string">
            <text:p>#blockedPopupOptions menuitem[observes='blockedPopupAllowSite']</text:p>
          </table:table-cell>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4">
          <table:table-cell table:style-name="ce6"/>
          <table:table-cell table:style-name="ce6" table:formula="of:=IF(AND([.$A63]&lt;&gt;&quot;&quot;;NOT(ISNUMBER(FIND(&quot;廃止&quot;;[.$C63]))));MAX([.$B$1:.$B62])+1;&quot;&quot;)">
            <text:p/>
          </table:table-cell>
          <table:table-cell table:style-name="ce208" office:value-type="string" calcext:value-type="string">
            <text:p>MenuShortcut-59</text:p>
          </table:table-cell>
          <table:table-cell table:style-name="ce208" office:value-type="string" calcext:value-type="string">
            <text:p>ポップアップブロック＞ポップアップブロック設定を変更</text:p>
          </table:table-cell>
          <table:table-cell table:style-name="ce208" office:value-type="string" calcext:value-type="string">
            <text:p>blockedPopupEditSettings</text:p>
          </table:table-cell>
          <table:table-cell table:style-name="ce213" office:value-type="string" calcext:value-type="string">
            <text:p>-</text:p>
          </table:table-cell>
          <table:table-cell table:style-name="ce213" office:value-type="string" calcext:value-type="string">
            <text:p>#blockedPopupOptions menuitem[observes='blockedPopupEditSettings']</text:p>
          </table:table-cell>
          <table:table-cell table:style-name="ce213"/>
          <table:table-cell table:style-name="ce213"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08" office:value-type="string" calcext:value-type="string">
            <text:p>-</text:p>
          </table:table-cell>
          <table:table-cell table:style-name="ce208" office:value-type="string" calcext:value-type="string">
            <text:p>#blockedPopupOptions menuitem[observes='blockedPopupEditSettings']</text:p>
          </table:table-cell>
          <table:table-cell table:style-name="ce20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5">
          <table:table-cell table:style-name="ce6"/>
          <table:table-cell table:style-name="ce6" table:formula="of:=IF(AND([.$A64]&lt;&gt;&quot;&quot;;NOT(ISNUMBER(FIND(&quot;廃止&quot;;[.$C64]))));MAX([.$B$1:.$B63])+1;&quot;&quot;)">
            <text:p/>
          </table:table-cell>
          <table:table-cell table:style-name="ce208" office:value-type="string" calcext:value-type="string">
            <text:p>MenuShortcut-60（廃止）</text:p>
          </table:table-cell>
          <table:table-cell table:style-name="ce208" office:value-type="string" calcext:value-type="string">
            <text:p>ポップアップブロック、アドオンのインストール警告、オフラインデータの許可の編集（Cookie以外の権限に関するサイトごとの権限設定）</text:p>
          </table:table-cell>
          <table:table-cell table:style-name="ce208" office:value-type="string" calcext:value-type="string">
            <text:p>permissions</text:p>
          </table:table-cell>
          <table:table-cell table:style-name="ce213" office:value-type="string" calcext:value-type="string">
            <text:p>-</text:p>
          </table:table-cell>
          <table:table-cell table:style-name="ce213" office:value-type="string" calcext:value-type="string">
            <text:p>Hide-4に移動</text:p>
          </table:table-cell>
          <table:table-cell table:style-name="ce213"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08" office:value-type="string" calcext:value-type="string">
            <text:p>-</text:p>
          </table:table-cell>
          <table:table-cell table:style-name="ce208" office:value-type="string" calcext:value-type="string">
            <text:p>Hide-4に移動</text:p>
          </table:table-cell>
          <table:table-cell table:style-name="ce208"/>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2">
          <table:table-cell table:style-name="ce6"/>
          <table:table-cell table:style-name="ce6" table:formula="of:=IF(AND([.$A65]&lt;&gt;&quot;&quot;;NOT(ISNUMBER(FIND(&quot;廃止&quot;;[.$C65]))));MAX([.$B$1:.$B64])+1;&quot;&quot;)">
            <text:p/>
          </table:table-cell>
          <table:table-cell table:style-name="ce208" office:value-type="string" calcext:value-type="string">
            <text:p>MenuShortcut-61（廃止）</text:p>
          </table:table-cell>
          <table:table-cell table:style-name="ce208" office:value-type="string" calcext:value-type="string">
            <text:p>キャレットブラウズモード</text:p>
          </table:table-cell>
          <table:table-cell table:style-name="ce208" office:value-type="string" calcext:value-type="string">
            <text:p>caretbrowse</text:p>
          </table:table-cell>
          <table:table-cell table:style-name="ce213" office:value-type="string" calcext:value-type="string">
            <text:p>-</text:p>
          </table:table-cell>
          <table:table-cell table:style-name="ce213" office:value-type="string" calcext:value-type="string">
            <text:p>Ui-2を参照</text:p>
          </table:table-cell>
          <table:table-cell table:style-name="ce213" table:number-columns-repeated="2"/>
          <table:table-cell table:style-name="ce6" table:number-columns-repeated="2"/>
          <table:table-cell table:style-name="ce6" table:formula="of:=IF(AND([.F65]=[.M65];[.G65]=[.N65];[.I65]=[.O65]);&quot;&quot;;IF([.M65]=&quot;&quot;;&quot;新規&quot;;&quot;変更あり&quot;))">
            <text:p/>
          </table:table-cell>
          <table:table-cell table:style-name="ce208" office:value-type="string" calcext:value-type="string">
            <text:p>-</text:p>
          </table:table-cell>
          <table:table-cell table:style-name="ce208" office:value-type="string" calcext:value-type="string">
            <text:p>Ui-2を参照</text:p>
          </table:table-cell>
          <table:table-cell table:style-name="ce208"/>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8">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08"/>
          <table:table-cell table:style-name="ce213" office:value-type="string" calcext:value-type="string">
            <text:p>Ctrl-T</text:p>
          </table:table-cell>
          <table:table-cell table:style-name="ce213" office:value-type="string" calcext:value-type="string">
            <text:p>#menu_newNavigatorTab,#key_newNavigatorTab</text:p>
          </table:table-cell>
          <table:table-cell table:style-name="ce213"/>
          <table:table-cell table:style-name="ce213"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08" office:value-type="string" calcext:value-type="string">
            <text:p>Ctrl-T</text:p>
          </table:table-cell>
          <table:table-cell table:style-name="ce208" office:value-type="string" calcext:value-type="string">
            <text:p>#menu_newNavigatorTab,#key_newNavigatorTab</text:p>
          </table:table-cell>
          <table:table-cell table:style-name="ce208"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4">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08"/>
          <table:table-cell table:style-name="ce213" office:value-type="string" calcext:value-type="string">
            <text:p>-</text:p>
          </table:table-cell>
          <table:table-cell table:style-name="ce213" office:value-type="string" calcext:value-type="string">
            <text:p>#context-openlinkintab</text:p>
          </table:table-cell>
          <table:table-cell table:style-name="ce213"/>
          <table:table-cell table:style-name="ce213"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08" office:value-type="string" calcext:value-type="string">
            <text:p>-</text:p>
          </table:table-cell>
          <table:table-cell table:style-name="ce208" office:value-type="string" calcext:value-type="string">
            <text:p>#context-openlinkintab</text:p>
          </table:table-cell>
          <table:table-cell table:style-name="ce208"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6">
          <table:table-cell table:style-name="ce6"/>
          <table:table-cell table:style-name="ce6" table:formula="of:=IF(AND([.$A68]&lt;&gt;&quot;&quot;;NOT(ISNUMBER(FIND(&quot;廃止&quot;;[.$C68]))));MAX([.$B$1:.$B67])+1;&quot;&quot;)">
            <text:p/>
          </table:table-cell>
          <table:table-cell table:style-name="ce208" office:value-type="string" calcext:value-type="string">
            <text:p>MenuShortcut-64</text:p>
          </table:table-cell>
          <table:table-cell table:style-name="ce208" office:value-type="string" calcext:value-type="string">
            <text:p>ツール＞ウェブ開発＞Service Worker</text:p>
          </table:table-cell>
          <table:table-cell table:style-name="ce208" office:value-type="string" calcext:value-type="string">
            <text:p>devtools_connect</text:p>
          </table:table-cell>
          <table:table-cell table:style-name="ce213" office:value-type="string" calcext:value-type="string">
            <text:p>-</text:p>
          </table:table-cell>
          <table:table-cell table:style-name="ce94" office:value-type="string" calcext:value-type="string">
            <text:p><text:span text:style-name="T23">#menu_devtools_serviceworkers,</text:span></text:p>
            <text:p><text:span text:style-name="T23">.subviewbutton[label='Service Worker'],</text:span></text:p>
            <text:p><text:span text:style-name="T23">.subviewbutton[label='Service Workers']</text:span></text:p>
          </table:table-cell>
          <table:table-cell table:style-name="ce213"/>
          <table:table-cell table:style-name="ce213"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08" office:value-type="string" calcext:value-type="string">
            <text:p>-</text:p>
          </table:table-cell>
          <table:table-cell table:style-name="ce208" office:value-type="string" calcext:value-type="string">
            <text:p><text:span text:style-name="T25">#menu_devtools_serviceworkers,</text:span></text:p>
            <text:p><text:span text:style-name="T25">.subviewbutton[label='Service Worker'],</text:span></text:p>
            <text:p><text:span text:style-name="T25">.subviewbutton[label='Service Workers']</text:span></text:p>
          </table:table-cell>
          <table:table-cell table:style-name="ce208"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3">
          <table:table-cell table:style-name="ce6"/>
          <table:table-cell table:style-name="ce6" table:formula="of:=IF(AND([.$A69]&lt;&gt;&quot;&quot;;NOT(ISNUMBER(FIND(&quot;廃止&quot;;[.$C69]))));MAX([.$B$1:.$B68])+1;&quot;&quot;)">
            <text:p/>
          </table:table-cell>
          <table:table-cell table:style-name="ce208" office:value-type="string" calcext:value-type="string">
            <text:p>MenuShortcut-65</text:p>
          </table:table-cell>
          <table:table-cell table:style-name="ce208" office:value-type="string" calcext:value-type="string">
            <text:p>ツール＞ウェブ開発＞ブラウザーコンテンツツールボックス</text:p>
          </table:table-cell>
          <table:table-cell table:style-name="ce208" office:value-type="string" calcext:value-type="string">
            <text:p>devtools_connect</text:p>
          </table:table-cell>
          <table:table-cell table:style-name="ce213" office:value-type="string" calcext:value-type="string">
            <text:p>-</text:p>
          </table:table-cell>
          <table:table-cell table:style-name="ce94"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ext:p/>
            <text:p><text:span text:style-name="T22">IDは正しいが殺せない</text:span></text:p>
          </table:table-cell>
          <table:table-cell table:style-name="ce94"/>
          <table:table-cell table:style-name="ce213"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08" office:value-type="string" calcext:value-type="string">
            <text:p>-</text:p>
          </table:table-cell>
          <table:table-cell table:style-name="ce98" office:value-type="string" calcext:value-type="string">
            <text:p><text:span text:style-name="T23">#menu_browserContentToolbox,</text:span></text:p>
            <text:p><text:span text:style-name="T23">.subviewbutton[label='ブラウザーコンテンツツールボックス'],</text:span></text:p>
            <text:p><text:span text:style-name="T23">.subviewbutton[label='Browser Content Toolbox']</text:span></text:p>
          </table:table-cell>
          <table:table-cell table:style-name="ce208"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4">
          <table:table-cell/>
          <table:table-cell table:formula="of:=IF([.$A70]&lt;&gt;&quot;&quot;;MAX([.$B$1:.$B69])+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71]&lt;&gt;&quot;&quot;;MAX([.$B$1:.$B70])+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72]&lt;&gt;&quot;&quot;;MAX([.$B$1:.$B71])+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73]&lt;&gt;&quot;&quot;;MAX([.$B$1:.$B72])+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74]&lt;&gt;&quot;&quot;;MAX([.$B$1:.$B73])+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75]&lt;&gt;&quot;&quot;;MAX([.$B$1:.$B74])+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76]&lt;&gt;&quot;&quot;;MAX([.$B$1:.$B75])+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77]&lt;&gt;&quot;&quot;;MAX([.$B$1:.$B76])+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78]&lt;&gt;&quot;&quot;;MAX([.$B$1:.$B77])+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79]&lt;&gt;&quot;&quot;;MAX([.$B$1:.$B78])+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80]&lt;&gt;&quot;&quot;;MAX([.$B$1:.$B79])+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81]&lt;&gt;&quot;&quot;;MAX([.$B$1:.$B80])+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82]&lt;&gt;&quot;&quot;;MAX([.$B$1:.$B81])+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83]&lt;&gt;&quot;&quot;;MAX([.$B$1:.$B82])+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84]&lt;&gt;&quot;&quot;;MAX([.$B$1:.$B83])+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85]&lt;&gt;&quot;&quot;;MAX([.$B$1:.$B84])+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86]&lt;&gt;&quot;&quot;;MAX([.$B$1:.$B85])+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87]&lt;&gt;&quot;&quot;;MAX([.$B$1:.$B86])+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88]&lt;&gt;&quot;&quot;;MAX([.$B$1:.$B87])+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89]&lt;&gt;&quot;&quot;;MAX([.$B$1:.$B88])+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90]&lt;&gt;&quot;&quot;;MAX([.$B$1:.$B89])+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91]&lt;&gt;&quot;&quot;;MAX([.$B$1:.$B90])+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92]&lt;&gt;&quot;&quot;;MAX([.$B$1:.$B91])+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93]&lt;&gt;&quot;&quot;;MAX([.$B$1:.$B92])+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94]&lt;&gt;&quot;&quot;;MAX([.$B$1:.$B93])+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95]&lt;&gt;&quot;&quot;;MAX([.$B$1:.$B94])+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96]&lt;&gt;&quot;&quot;;MAX([.$B$1:.$B95])+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97]&lt;&gt;&quot;&quot;;MAX([.$B$1:.$B96])+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98]&lt;&gt;&quot;&quot;;MAX([.$B$1:.$B97])+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99]&lt;&gt;&quot;&quot;;MAX([.$B$1:.$B98])+1;&quot;&quot;)">
            <text:p/>
          </table:table-cell>
          <table:table-cell table:style-name="ce211" table:number-columns-repeated="13"/>
          <table:table-cell table:number-columns-repeated="20"/>
          <table:table-cell table:style-name="ce101"/>
          <table:table-cell table:number-columns-repeated="988"/>
        </table:table-row>
        <table:table-row table:style-name="ro124">
          <table:table-cell/>
          <table:table-cell table:formula="of:=IF([.$A100]&lt;&gt;&quot;&quot;;MAX([.$B$1:.$B99])+1;&quot;&quot;)">
            <text:p/>
          </table:table-cell>
          <table:table-cell table:style-name="ce211" table:number-columns-repeated="13"/>
          <table:table-cell table:number-columns-repeated="20"/>
          <table:table-cell table:style-name="ce101"/>
          <table:table-cell table:number-columns-repeated="988"/>
        </table:table-row>
        <table:table-row table:style-name="ro124" table:number-rows-repeated="899">
          <table:table-cell table:number-columns-repeated="2"/>
          <table:table-cell table:style-name="ce211" table:number-columns-repeated="13"/>
          <table:table-cell table:number-columns-repeated="20"/>
          <table:table-cell table:style-name="ce101"/>
          <table:table-cell table:number-columns-repeated="988"/>
        </table:table-row>
        <table:table-row table:style-name="ro124" table:number-rows-repeated="1047576">
          <table:table-cell table:number-columns-repeated="1024"/>
        </table:table-row>
        <table:table-row table:style-name="ro124">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3" table:default-cell-style-name="ce104"/>
        <table:table-column table:style-name="co11" table:number-columns-repeated="2" table:default-cell-style-name="ce104"/>
        <table:table-column table:style-name="co34" table:default-cell-style-name="ce104"/>
        <table:table-column table:style-name="co35" table:default-cell-style-name="ce104"/>
        <table:table-column table:style-name="co36" table:default-cell-style-name="ce116"/>
        <table:table-column table:style-name="co37" table:default-cell-style-name="ce104"/>
        <table:table-column table:style-name="co36" table:default-cell-style-name="ce116"/>
        <table:table-column table:style-name="co37" table:visibility="collapse" table:default-cell-style-name="ce104"/>
        <table:table-column table:style-name="co36" table:visibility="collapse" table:default-cell-style-name="ce116"/>
        <table:table-column table:style-name="co37" table:visibility="collapse" table:default-cell-style-name="ce104"/>
        <table:table-column table:style-name="co38" table:visibility="collapse" table:default-cell-style-name="ce116"/>
        <table:table-column table:style-name="co39" table:visibility="collapse" table:number-columns-repeated="2" table:default-cell-style-name="ce104"/>
        <table:table-column table:style-name="co11" table:number-columns-repeated="1010" table:default-cell-style-name="ce104"/>
        <table:table-row table:style-name="ro137">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1">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1">「globalChrome.css」互換スクリプト:</text:span></text:p>
            <text:p><text:span text:style-name="T21">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38">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39">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40">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41">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2">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1">・.tabs-new-tab-buttonがタブ右に配置される「＋」ボタンが非表示になってればOK</text:span></text:p>
            <text:p><text:span text:style-name="T21">・#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3">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1">・「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7">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4">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1">・「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5">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6">・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6">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5">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1">・「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47">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4">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4" table:number-rows-repeated="1047576">
          <table:table-cell table:number-columns-repeated="1024"/>
        </table:table-row>
        <table:table-row table:style-name="ro124">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0" table:default-cell-style-name="Default"/>
        <table:table-row table:style-name="ro124">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4">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4">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4">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4">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4">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4">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4">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4">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4">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4">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4">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4">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4">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4">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4">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4">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4">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4">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4">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4">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4">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4">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4">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4">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4">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4">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4">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4">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4">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4">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4">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4">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4">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4">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4">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4">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4">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4">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4">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4">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4">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4">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4">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4">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4">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4">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4">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4">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4">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4">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4">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4">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4">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4">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4">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4">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4">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4">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4">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4">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4">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4">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4">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4">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4">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4">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4">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4">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4">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4">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4">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4">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4">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4">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4">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4">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4">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4">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4">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4">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4">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4">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4">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4">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4">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4">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4">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4">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4">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4">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4">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4">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4">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4">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4">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4">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4">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4">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4">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4">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4">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4">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4">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4">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4">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4">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4">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4">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4">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4">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4">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4">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4">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4">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4">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4">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4">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4">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4">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4">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4">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4">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4">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4">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4">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4">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4">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4">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4">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4">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4">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4">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4">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4">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4">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4">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4">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4">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4">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4">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4">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4">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4">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4">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4">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4">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4">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4">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4">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4">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4">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4">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4">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4">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4">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4">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4">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4">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4">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4">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4">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4">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4">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4">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4">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4">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4">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4">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4">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4">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4">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4">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4">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4">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4">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4">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4">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4">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4">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4">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4">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4">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4">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4">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4">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4">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4">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4">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4">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4">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4">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4">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4">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4">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4">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4">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4">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4">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4">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4">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4">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4">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4">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4">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4">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4">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4">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4">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4">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4">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4">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4">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4">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4">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4">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4">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4">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4">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4">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4">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4">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4">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4">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4">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4">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4">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4">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4">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4">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4">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4">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4">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4">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4">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4">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4">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4">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4">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4">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4">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4">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4">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4">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4">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4">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4">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4">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4">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4">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4">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4">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4">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4">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4">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4">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4">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4">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4">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4">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4">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4">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4">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4">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4">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4">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4">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4">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4">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4">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4">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4">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4">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4">
          <table:table-cell table:formula="of:=IFERROR(VLOOKUP(ROW();['customization-items'.$B$1:'customization-items'.$C$1013];COLUMN(['customization-items'.$C$1])-COLUMN(['customization-items'.$B$1])+1;0);&quot;&quot;)" office:value-type="string" office:string-value="Network-9-1" calcext:value-type="string">
            <text:p>Network-9-1</text:p>
          </table:table-cell>
        </table:table-row>
        <table:table-row table:style-name="ro124">
          <table:table-cell table:formula="of:=IFERROR(VLOOKUP(ROW();['customization-items'.$B$1:'customization-items'.$C$1013];COLUMN(['customization-items'.$C$1])-COLUMN(['customization-items'.$B$1])+1;0);&quot;&quot;)" office:value-type="string" office:string-value="Network-9-2" calcext:value-type="string">
            <text:p>Network-9-2</text:p>
          </table:table-cell>
        </table:table-row>
        <table:table-row table:style-name="ro124">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4">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4">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4">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4">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4">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4">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4">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4">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4">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4">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4">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4">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4">
          <table:table-cell table:formula="of:=IFERROR(VLOOKUP(ROW();['customization-items'.$B$1:'customization-items'.$C$1013];COLUMN(['customization-items'.$C$1])-COLUMN(['customization-items'.$B$1])+1;0);&quot;&quot;)" office:value-type="string" office:string-value="Network-15-1" calcext:value-type="string">
            <text:p>Network-15-1</text:p>
          </table:table-cell>
        </table:table-row>
        <table:table-row table:style-name="ro124">
          <table:table-cell table:formula="of:=IFERROR(VLOOKUP(ROW();['customization-items'.$B$1:'customization-items'.$C$1013];COLUMN(['customization-items'.$C$1])-COLUMN(['customization-items'.$B$1])+1;0);&quot;&quot;)" office:value-type="string" office:string-value="Network-15-2" calcext:value-type="string">
            <text:p>Network-15-2</text:p>
          </table:table-cell>
        </table:table-row>
        <table:table-row table:style-name="ro124">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4">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4">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4">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4">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4">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4">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4">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4">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4">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4">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4">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4">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4">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4">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4">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4">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4">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4">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4">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4">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4">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4">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4">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4">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4">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4">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4">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4">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4">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4">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4">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4">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4">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4">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4">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4">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4">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4">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4">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4">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4">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4">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4">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4">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4">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4">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4">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4">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4">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4">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4">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4">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4">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4">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4">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4">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4">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4">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4">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4">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4">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4">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4">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4">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4">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4">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4">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4">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4">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4">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4">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4">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4">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4">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4">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4">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4">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4">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4">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4">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4">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4">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customization-items'.$B$1:'customization-items'.$C$1013];COLUMN(['customization-items'.$C$1])-COLUMN(['customization-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399;['menuitem-shortcut-disable-items'.$B$1:.$C$999];COLUMN(['menuitem-shortcut-disable-items'.$C$1])-COLUMN(['menuitem-shortcut-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table-cell table:formula="of:=IFERROR(VLOOKUP(ROW()-499;['misc-ui-disable-items'.$B$1:.$C$999];COLUMN(['misc-ui-disable-items'.$C$1])-COLUMN(['misc-ui-disable-items'.$B$1])+1;0);&quot;&quot;)">
            <text:p/>
          </table:table-cell>
        </table:table-row>
        <table:table-row table:style-name="ro124" table:number-rows-repeated="1047976">
          <table:table-cell/>
        </table:table-row>
        <table:table-row table:style-name="ro124">
          <table:table-cell/>
        </table:table-row>
      </table:table>
      <table:table table:name="verify-targets-to-chapters" table:style-name="ta1">
        <table:table-column table:style-name="co11" table:default-cell-style-name="Default"/>
        <table:table-row table:style-name="ro14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9">0000/00/00</text:date>, <text:time style:data-style-name="N2" text:time-value="13:46:44.591769482">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9T14:21:15.096197840</dc:date>
    <meta:editing-duration>P9DT15H16M43S</meta:editing-duration>
    <meta:editing-cycles>724</meta:editing-cycles>
    <meta:document-statistic meta:table-count="5" meta:cell-count="10021" meta:object-count="0"/>
  </office:meta>
</office:document-meta>
</file>